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3457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0.6898in"/>
    </style:style>
    <style:style style:name="co10" style:family="table-column">
      <style:table-column-properties fo:break-before="auto" style:column-width="0.9035in"/>
    </style:style>
    <style:style style:name="co11" style:family="table-column">
      <style:table-column-properties fo:break-before="auto" style:column-width="0.731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column table:style-name="co8" table:default-cell-style-name="Default"/>
        <table:table-column table:style-name="co9" table:number-columns-repeated="9" table:default-cell-style-name="Default"/>
        <table:table-column table:style-name="co2" table:default-cell-style-name="Default"/>
        <table:table-column table:style-name="co10" table:number-columns-repeated="9" table:default-cell-style-name="Default"/>
        <table:table-column table:style-name="co8" table:default-cell-style-name="Default"/>
        <table:table-column table:style-name="co11" table:number-columns-repeated="9" table:default-cell-style-name="Default"/>
        <table:table-column table:style-name="co8" table:default-cell-style-name="Default"/>
        <table:table-column table:style-name="co11" table:number-columns-repeated="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v M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Dev MS</text:p>
          </table:table-cell>
          <table:table-cell office:value-type="string" calcext:value-type="string">
            <text:p>nMS</text:p>
          </table:table-cell>
          <table:table-cell office:value-type="string" calcext:value-type="string">
            <text:p>Dev MSP</text:p>
          </table:table-cell>
          <table:table-cell table:number-columns-repeated="9"/>
          <table:table-cell office:value-type="string" calcext:value-type="string">
            <text:p>nMSP</text:p>
          </table:table-cell>
          <table:table-cell table:number-columns-repeated="9"/>
          <table:table-cell office:value-type="string" calcext:value-type="string">
            <text:p>chi2</text:p>
          </table:table-cell>
          <table:table-cell table:number-columns-repeated="9"/>
          <table:table-cell office:value-type="string" calcext:value-type="string">
            <text:p>p-val</text:p>
          </table:table-cell>
          <table:table-cell table:number-columns-repeated="9"/>
          <table:table-cell office:value-type="string" calcext:value-type="string">
            <text:p>AIC</text:p>
          </table:table-cell>
          <table:table-cell table:number-columns-repeated="9"/>
          <table:table-cell office:value-type="string" calcext:value-type="string">
            <text:p>BIC</text:p>
          </table:table-cell>
          <table:table-cell table:number-columns-repeated="9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33159.2799" calcext:value-type="float">
            <text:p>33159.2799</text:p>
          </table:table-cell>
          <table:table-cell office:value-type="float" office:value="1" calcext:value-type="float">
            <text:p>1</text:p>
          </table:table-cell>
          <table:table-cell office:value-type="float" office:value="32828.8936" calcext:value-type="float">
            <text:p>32828.8936</text:p>
          </table:table-cell>
          <table:table-cell office:value-type="float" office:value="101" calcext:value-type="float">
            <text:p>101</text:p>
          </table:table-cell>
          <table:table-cell office:value-type="float" office:value="32750.8219" calcext:value-type="float">
            <text:p>32750.8219</text:p>
          </table:table-cell>
          <table:table-cell office:value-type="float" office:value="32753.497" calcext:value-type="float">
            <text:p>32753.497</text:p>
          </table:table-cell>
          <table:table-cell office:value-type="float" office:value="32754.728" calcext:value-type="float">
            <text:p>32754.728</text:p>
          </table:table-cell>
          <table:table-cell office:value-type="float" office:value="32742.0113" calcext:value-type="float">
            <text:p>32742.0113</text:p>
          </table:table-cell>
          <table:table-cell office:value-type="float" office:value="32743.4731" calcext:value-type="float">
            <text:p>32743.4731</text:p>
          </table:table-cell>
          <table:table-cell office:value-type="float" office:value="32732.4472" calcext:value-type="float">
            <text:p>32732.4472</text:p>
          </table:table-cell>
          <table:table-cell office:value-type="float" office:value="32726.6061" calcext:value-type="float">
            <text:p>32726.6061</text:p>
          </table:table-cell>
          <table:table-cell office:value-type="float" office:value="32718.3419" calcext:value-type="float">
            <text:p>32718.3419</text:p>
          </table:table-cell>
          <table:table-cell office:value-type="float" office:value="32726.7615" calcext:value-type="float">
            <text:p>32726.7615</text:p>
          </table:table-cell>
          <table:table-cell office:value-type="float" office:value="32722.1681" calcext:value-type="float">
            <text:p>32722.1681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78.0718" calcext:value-type="float">
            <text:p>78.0718</text:p>
          </table:table-cell>
          <table:table-cell office:value-type="float" office:value="75.3967" calcext:value-type="float">
            <text:p>75.3967</text:p>
          </table:table-cell>
          <table:table-cell office:value-type="float" office:value="74.1656" calcext:value-type="float">
            <text:p>74.1656</text:p>
          </table:table-cell>
          <table:table-cell office:value-type="float" office:value="86.8823" calcext:value-type="float">
            <text:p>86.8823</text:p>
          </table:table-cell>
          <table:table-cell office:value-type="float" office:value="85.4206" calcext:value-type="float">
            <text:p>85.4206</text:p>
          </table:table-cell>
          <table:table-cell office:value-type="float" office:value="96.4465" calcext:value-type="float">
            <text:p>96.4465</text:p>
          </table:table-cell>
          <table:table-cell office:value-type="float" office:value="102.2875" calcext:value-type="float">
            <text:p>102.2875</text:p>
          </table:table-cell>
          <table:table-cell office:value-type="float" office:value="110.5517" calcext:value-type="float">
            <text:p>110.5517</text:p>
          </table:table-cell>
          <table:table-cell office:value-type="float" office:value="102.1321" calcext:value-type="float">
            <text:p>102.1321</text:p>
          </table:table-cell>
          <table:table-cell office:value-type="float" office:value="106.7255" calcext:value-type="float">
            <text:p>106.7255</text:p>
          </table:table-cell>
          <table:table-cell office:value-type="float" office:value="0" calcext:value-type="float">
            <text:p>0</text:p>
          </table:table-cell>
          <table:table-cell office:value-type="float" office:value="1.6653E-015" calcext:value-type="float">
            <text:p>1.6653E-015</text:p>
          </table:table-cell>
          <table:table-cell office:value-type="float" office:value="0.000000000000056954" calcext:value-type="float">
            <text:p>5.6954E-014</text:p>
          </table:table-cell>
          <table:table-cell office:value-type="float" office:value="1.9984E-015" calcext:value-type="float">
            <text:p>1.9984E-015</text:p>
          </table:table-cell>
          <table:table-cell office:value-type="float" office:value="0.000000000000043077" calcext:value-type="float">
            <text:p>4.3077E-014</text:p>
          </table:table-cell>
          <table:table-cell office:value-type="float" office:value="2.7756E-015" calcext:value-type="float">
            <text:p>2.7756E-015</text:p>
          </table:table-cell>
          <table:table-cell office:value-type="float" office:value="1.7764E-015" calcext:value-type="float">
            <text:p>1.7764E-015</text:p>
          </table:table-cell>
          <table:table-cell office:value-type="float" office:value="3.3307E-016" calcext:value-type="float">
            <text:p>3.3307E-016</text:p>
          </table:table-cell>
          <table:table-cell office:value-type="float" office:value="0.000000000000089928" calcext:value-type="float">
            <text:p>8.9928E-014</text:p>
          </table:table-cell>
          <table:table-cell office:value-type="float" office:value="0.000000000000077383" calcext:value-type="float">
            <text:p>7.7383E-014</text:p>
          </table:table-cell>
          <table:table-cell office:value-type="float" office:value="-74.0718" calcext:value-type="float">
            <text:p>-74.0718</text:p>
          </table:table-cell>
          <table:table-cell office:value-type="float" office:value="-67.3967" calcext:value-type="float">
            <text:p>-67.3967</text:p>
          </table:table-cell>
          <table:table-cell office:value-type="float" office:value="-62.1656" calcext:value-type="float">
            <text:p>-62.1656</text:p>
          </table:table-cell>
          <table:table-cell office:value-type="float" office:value="-70.8823" calcext:value-type="float">
            <text:p>-70.8823</text:p>
          </table:table-cell>
          <table:table-cell office:value-type="float" office:value="-65.4206" calcext:value-type="float">
            <text:p>-65.4206</text:p>
          </table:table-cell>
          <table:table-cell office:value-type="float" office:value="-72.4465" calcext:value-type="float">
            <text:p>-72.4465</text:p>
          </table:table-cell>
          <table:table-cell office:value-type="float" office:value="-74.2875" calcext:value-type="float">
            <text:p>-74.2875</text:p>
          </table:table-cell>
          <table:table-cell office:value-type="float" office:value="-78.5517" calcext:value-type="float">
            <text:p>-78.5517</text:p>
          </table:table-cell>
          <table:table-cell office:value-type="float" office:value="-66.1321" calcext:value-type="float">
            <text:p>-66.1321</text:p>
          </table:table-cell>
          <table:table-cell office:value-type="float" office:value="-66.7255" calcext:value-type="float">
            <text:p>-66.7255</text:p>
          </table:table-cell>
          <table:table-cell office:value-type="float" office:value="-53.0046" calcext:value-type="float">
            <text:p>-53.0046</text:p>
          </table:table-cell>
          <table:table-cell office:value-type="float" office:value="-25.2623" calcext:value-type="float">
            <text:p>-25.2623</text:p>
          </table:table-cell>
          <table:table-cell office:value-type="float" office:value="1.0359" calcext:value-type="float">
            <text:p>1.0359</text:p>
          </table:table-cell>
          <table:table-cell office:value-type="float" office:value="13.3864" calcext:value-type="float">
            <text:p>13.3864</text:p>
          </table:table-cell>
          <table:table-cell office:value-type="float" office:value="39.9153" calcext:value-type="float">
            <text:p>39.9153</text:p>
          </table:table-cell>
          <table:table-cell office:value-type="float" office:value="53.9566" calcext:value-type="float">
            <text:p>53.9566</text:p>
          </table:table-cell>
          <table:table-cell office:value-type="float" office:value="73.1827" calcext:value-type="float">
            <text:p>73.1827</text:p>
          </table:table-cell>
          <table:table-cell office:value-type="float" office:value="89.9858" calcext:value-type="float">
            <text:p>89.9858</text:p>
          </table:table-cell>
          <table:table-cell office:value-type="float" office:value="123.4725" calcext:value-type="float">
            <text:p>123.4725</text:p>
          </table:table-cell>
          <table:table-cell office:value-type="float" office:value="143.9463" calcext:value-type="float">
            <text:p>143.9463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28591.6345" calcext:value-type="float">
            <text:p>28591.6345</text:p>
          </table:table-cell>
          <table:table-cell office:value-type="float" office:value="1" calcext:value-type="float">
            <text:p>1</text:p>
          </table:table-cell>
          <table:table-cell office:value-type="float" office:value="27114.289" calcext:value-type="float">
            <text:p>27114.289</text:p>
          </table:table-cell>
          <table:table-cell office:value-type="float" office:value="101" calcext:value-type="float">
            <text:p>101</text:p>
          </table:table-cell>
          <table:table-cell office:value-type="float" office:value="27118.8053" calcext:value-type="float">
            <text:p>27118.8053</text:p>
          </table:table-cell>
          <table:table-cell office:value-type="float" office:value="26748.5974" calcext:value-type="float">
            <text:p>26748.5974</text:p>
          </table:table-cell>
          <table:table-cell office:value-type="float" office:value="26729.4471" calcext:value-type="float">
            <text:p>26729.4471</text:p>
          </table:table-cell>
          <table:table-cell office:value-type="float" office:value="26688.6186" calcext:value-type="float">
            <text:p>26688.6186</text:p>
          </table:table-cell>
          <table:table-cell office:value-type="float" office:value="26694.0745" calcext:value-type="float">
            <text:p>26694.0745</text:p>
          </table:table-cell>
          <table:table-cell office:value-type="float" office:value="26696.7121" calcext:value-type="float">
            <text:p>26696.7121</text:p>
          </table:table-cell>
          <table:table-cell office:value-type="float" office:value="26693.158" calcext:value-type="float">
            <text:p>26693.158</text:p>
          </table:table-cell>
          <table:table-cell office:value-type="float" office:value="26690.8965" calcext:value-type="float">
            <text:p>26690.8965</text:p>
          </table:table-cell>
          <table:table-cell office:value-type="float" office:value="26696.9641" calcext:value-type="float">
            <text:p>26696.9641</text:p>
          </table:table-cell>
          <table:table-cell office:value-type="float" office:value="26680.3503" calcext:value-type="float">
            <text:p>26680.3503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-4.5163" calcext:value-type="float">
            <text:p>-4.5163</text:p>
          </table:table-cell>
          <table:table-cell office:value-type="float" office:value="365.6916" calcext:value-type="float">
            <text:p>365.6916</text:p>
          </table:table-cell>
          <table:table-cell office:value-type="float" office:value="384.8418" calcext:value-type="float">
            <text:p>384.8418</text:p>
          </table:table-cell>
          <table:table-cell office:value-type="float" office:value="425.6704" calcext:value-type="float">
            <text:p>425.6704</text:p>
          </table:table-cell>
          <table:table-cell office:value-type="float" office:value="420.2145" calcext:value-type="float">
            <text:p>420.2145</text:p>
          </table:table-cell>
          <table:table-cell office:value-type="float" office:value="417.5769" calcext:value-type="float">
            <text:p>417.5769</text:p>
          </table:table-cell>
          <table:table-cell office:value-type="float" office:value="421.131" calcext:value-type="float">
            <text:p>421.131</text:p>
          </table:table-cell>
          <table:table-cell office:value-type="float" office:value="423.3925" calcext:value-type="float">
            <text:p>423.3925</text:p>
          </table:table-cell>
          <table:table-cell office:value-type="float" office:value="417.3248" calcext:value-type="float">
            <text:p>417.3248</text:p>
          </table:table-cell>
          <table:table-cell office:value-type="float" office:value="433.9387" calcext:value-type="float">
            <text:p>433.938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.5163" calcext:value-type="float">
            <text:p>8.5163</text:p>
          </table:table-cell>
          <table:table-cell office:value-type="float" office:value="-357.6916" calcext:value-type="float">
            <text:p>-357.6916</text:p>
          </table:table-cell>
          <table:table-cell office:value-type="float" office:value="-372.8418" calcext:value-type="float">
            <text:p>-372.8418</text:p>
          </table:table-cell>
          <table:table-cell office:value-type="float" office:value="-409.6704" calcext:value-type="float">
            <text:p>-409.6704</text:p>
          </table:table-cell>
          <table:table-cell office:value-type="float" office:value="-400.2145" calcext:value-type="float">
            <text:p>-400.2145</text:p>
          </table:table-cell>
          <table:table-cell office:value-type="float" office:value="-393.5769" calcext:value-type="float">
            <text:p>-393.5769</text:p>
          </table:table-cell>
          <table:table-cell office:value-type="float" office:value="-393.131" calcext:value-type="float">
            <text:p>-393.131</text:p>
          </table:table-cell>
          <table:table-cell office:value-type="float" office:value="-391.3925" calcext:value-type="float">
            <text:p>-391.3925</text:p>
          </table:table-cell>
          <table:table-cell office:value-type="float" office:value="-381.3248" calcext:value-type="float">
            <text:p>-381.3248</text:p>
          </table:table-cell>
          <table:table-cell office:value-type="float" office:value="-393.9387" calcext:value-type="float">
            <text:p>-393.9387</text:p>
          </table:table-cell>
          <table:table-cell office:value-type="float" office:value="29.5835" calcext:value-type="float">
            <text:p>29.5835</text:p>
          </table:table-cell>
          <table:table-cell office:value-type="float" office:value="-315.5572" calcext:value-type="float">
            <text:p>-315.5572</text:p>
          </table:table-cell>
          <table:table-cell office:value-type="float" office:value="-309.6403" calcext:value-type="float">
            <text:p>-309.6403</text:p>
          </table:table-cell>
          <table:table-cell office:value-type="float" office:value="-325.4017" calcext:value-type="float">
            <text:p>-325.4017</text:p>
          </table:table-cell>
          <table:table-cell office:value-type="float" office:value="-294.8786" calcext:value-type="float">
            <text:p>-294.8786</text:p>
          </table:table-cell>
          <table:table-cell office:value-type="float" office:value="-267.1738" calcext:value-type="float">
            <text:p>-267.1738</text:p>
          </table:table-cell>
          <table:table-cell office:value-type="float" office:value="-245.6607" calcext:value-type="float">
            <text:p>-245.6607</text:p>
          </table:table-cell>
          <table:table-cell office:value-type="float" office:value="-222.8551" calcext:value-type="float">
            <text:p>-222.8551</text:p>
          </table:table-cell>
          <table:table-cell office:value-type="float" office:value="-191.7202" calcext:value-type="float">
            <text:p>-191.7202</text:p>
          </table:table-cell>
          <table:table-cell office:value-type="float" office:value="-183.2669" calcext:value-type="float">
            <text:p>-183.2669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39652.7483" calcext:value-type="float">
            <text:p>39652.7483</text:p>
          </table:table-cell>
          <table:table-cell office:value-type="float" office:value="1" calcext:value-type="float">
            <text:p>1</text:p>
          </table:table-cell>
          <table:table-cell office:value-type="float" office:value="37385.1361" calcext:value-type="float">
            <text:p>37385.1361</text:p>
          </table:table-cell>
          <table:table-cell office:value-type="float" office:value="101" calcext:value-type="float">
            <text:p>101</text:p>
          </table:table-cell>
          <table:table-cell office:value-type="float" office:value="37365.9009" calcext:value-type="float">
            <text:p>37365.9009</text:p>
          </table:table-cell>
          <table:table-cell office:value-type="float" office:value="37359.267" calcext:value-type="float">
            <text:p>37359.267</text:p>
          </table:table-cell>
          <table:table-cell office:value-type="float" office:value="37351.5058" calcext:value-type="float">
            <text:p>37351.5058</text:p>
          </table:table-cell>
          <table:table-cell office:value-type="float" office:value="37347.1356" calcext:value-type="float">
            <text:p>37347.1356</text:p>
          </table:table-cell>
          <table:table-cell office:value-type="float" office:value="37344.6219" calcext:value-type="float">
            <text:p>37344.6219</text:p>
          </table:table-cell>
          <table:table-cell office:value-type="float" office:value="37354.381" calcext:value-type="float">
            <text:p>37354.381</text:p>
          </table:table-cell>
          <table:table-cell office:value-type="float" office:value="37357.2063" calcext:value-type="float">
            <text:p>37357.2063</text:p>
          </table:table-cell>
          <table:table-cell office:value-type="float" office:value="37359.3256" calcext:value-type="float">
            <text:p>37359.3256</text:p>
          </table:table-cell>
          <table:table-cell office:value-type="float" office:value="37370.1197" calcext:value-type="float">
            <text:p>37370.1197</text:p>
          </table:table-cell>
          <table:table-cell office:value-type="float" office:value="37373.7848" calcext:value-type="float">
            <text:p>37373.7848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9.2352" calcext:value-type="float">
            <text:p>19.2352</text:p>
          </table:table-cell>
          <table:table-cell office:value-type="float" office:value="25.8691" calcext:value-type="float">
            <text:p>25.8691</text:p>
          </table:table-cell>
          <table:table-cell office:value-type="float" office:value="33.6303" calcext:value-type="float">
            <text:p>33.6303</text:p>
          </table:table-cell>
          <table:table-cell office:value-type="float" office:value="38.0005" calcext:value-type="float">
            <text:p>38.0005</text:p>
          </table:table-cell>
          <table:table-cell office:value-type="float" office:value="40.5142" calcext:value-type="float">
            <text:p>40.5142</text:p>
          </table:table-cell>
          <table:table-cell office:value-type="float" office:value="30.7551" calcext:value-type="float">
            <text:p>30.7551</text:p>
          </table:table-cell>
          <table:table-cell office:value-type="float" office:value="27.9298" calcext:value-type="float">
            <text:p>27.9298</text:p>
          </table:table-cell>
          <table:table-cell office:value-type="float" office:value="25.8105" calcext:value-type="float">
            <text:p>25.8105</text:p>
          </table:table-cell>
          <table:table-cell office:value-type="float" office:value="15.0164" calcext:value-type="float">
            <text:p>15.0164</text:p>
          </table:table-cell>
          <table:table-cell office:value-type="float" office:value="11.3513" calcext:value-type="float">
            <text:p>11.3513</text:p>
          </table:table-cell>
          <table:table-cell office:value-type="float" office:value="0.000066546" calcext:value-type="float">
            <text:p>0.000066546</text:p>
          </table:table-cell>
          <table:table-cell office:value-type="float" office:value="0.000033627" calcext:value-type="float">
            <text:p>0.000033627</text:p>
          </table:table-cell>
          <table:table-cell office:value-type="float" office:value="0.0000079284" calcext:value-type="float">
            <text:p>7.9284E-006</text:p>
          </table:table-cell>
          <table:table-cell office:value-type="float" office:value="0.0000075266" calcext:value-type="float">
            <text:p>7.5266E-006</text:p>
          </table:table-cell>
          <table:table-cell office:value-type="float" office:value="0.000013752" calcext:value-type="float">
            <text:p>0.000013752</text:p>
          </table:table-cell>
          <table:table-cell office:value-type="float" office:value="0.0021466" calcext:value-type="float">
            <text:p>0.0021466</text:p>
          </table:table-cell>
          <table:table-cell office:value-type="float" office:value="0.014536" calcext:value-type="float">
            <text:p>0.014536</text:p>
          </table:table-cell>
          <table:table-cell office:value-type="float" office:value="0.056753" calcext:value-type="float">
            <text:p>0.056753</text:p>
          </table:table-cell>
          <table:table-cell office:value-type="float" office:value="0.66084" calcext:value-type="float">
            <text:p>0.66084</text:p>
          </table:table-cell>
          <table:table-cell office:value-type="float" office:value="0.9366" calcext:value-type="float">
            <text:p>0.9366</text:p>
          </table:table-cell>
          <table:table-cell office:value-type="float" office:value="-15.2352" calcext:value-type="float">
            <text:p>-15.2352</text:p>
          </table:table-cell>
          <table:table-cell office:value-type="float" office:value="-17.8691" calcext:value-type="float">
            <text:p>-17.8691</text:p>
          </table:table-cell>
          <table:table-cell office:value-type="float" office:value="-21.6303" calcext:value-type="float">
            <text:p>-21.6303</text:p>
          </table:table-cell>
          <table:table-cell office:value-type="float" office:value="-22.0005" calcext:value-type="float">
            <text:p>-22.0005</text:p>
          </table:table-cell>
          <table:table-cell office:value-type="float" office:value="-20.5142" calcext:value-type="float">
            <text:p>-20.5142</text:p>
          </table:table-cell>
          <table:table-cell office:value-type="float" office:value="-6.7551" calcext:value-type="float">
            <text:p>-6.7551</text:p>
          </table:table-cell>
          <table:table-cell office:value-type="float" office:value="0.070226" calcext:value-type="float">
            <text:p>0.070226</text:p>
          </table:table-cell>
          <table:table-cell office:value-type="float" office:value="6.1895" calcext:value-type="float">
            <text:p>6.1895</text:p>
          </table:table-cell>
          <table:table-cell office:value-type="float" office:value="20.9836" calcext:value-type="float">
            <text:p>20.9836</text:p>
          </table:table-cell>
          <table:table-cell office:value-type="float" office:value="28.6487" calcext:value-type="float">
            <text:p>28.6487</text:p>
          </table:table-cell>
          <table:table-cell office:value-type="float" office:value="5.8319" calcext:value-type="float">
            <text:p>5.8319</text:p>
          </table:table-cell>
          <table:table-cell office:value-type="float" office:value="24.2652" calcext:value-type="float">
            <text:p>24.2652</text:p>
          </table:table-cell>
          <table:table-cell office:value-type="float" office:value="41.5712" calcext:value-type="float">
            <text:p>41.5712</text:p>
          </table:table-cell>
          <table:table-cell office:value-type="float" office:value="62.2682" calcext:value-type="float">
            <text:p>62.2682</text:p>
          </table:table-cell>
          <table:table-cell office:value-type="float" office:value="84.8217" calcext:value-type="float">
            <text:p>84.8217</text:p>
          </table:table-cell>
          <table:table-cell office:value-type="float" office:value="119.648" calcext:value-type="float">
            <text:p>119.648</text:p>
          </table:table-cell>
          <table:table-cell office:value-type="float" office:value="147.5405" calcext:value-type="float">
            <text:p>147.5405</text:p>
          </table:table-cell>
          <table:table-cell office:value-type="float" office:value="174.7269" calcext:value-type="float">
            <text:p>174.7269</text:p>
          </table:table-cell>
          <table:table-cell office:value-type="float" office:value="210.5883" calcext:value-type="float">
            <text:p>210.5883</text:p>
          </table:table-cell>
          <table:table-cell office:value-type="float" office:value="239.3205" calcext:value-type="float">
            <text:p>239.32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3296.5482" calcext:value-type="float">
            <text:p>53296.5482</text:p>
          </table:table-cell>
          <table:table-cell office:value-type="float" office:value="1" calcext:value-type="float">
            <text:p>1</text:p>
          </table:table-cell>
          <table:table-cell office:value-type="float" office:value="52699.6588" calcext:value-type="float">
            <text:p>52699.6588</text:p>
          </table:table-cell>
          <table:table-cell office:value-type="float" office:value="101" calcext:value-type="float">
            <text:p>101</text:p>
          </table:table-cell>
          <table:table-cell office:value-type="float" office:value="52711.5784" calcext:value-type="float">
            <text:p>52711.5784</text:p>
          </table:table-cell>
          <table:table-cell office:value-type="float" office:value="52652.6834" calcext:value-type="float">
            <text:p>52652.6834</text:p>
          </table:table-cell>
          <table:table-cell office:value-type="float" office:value="52638.4483" calcext:value-type="float">
            <text:p>52638.4483</text:p>
          </table:table-cell>
          <table:table-cell office:value-type="float" office:value="52635.571" calcext:value-type="float">
            <text:p>52635.571</text:p>
          </table:table-cell>
          <table:table-cell office:value-type="float" office:value="52637.7011" calcext:value-type="float">
            <text:p>52637.7011</text:p>
          </table:table-cell>
          <table:table-cell office:value-type="float" office:value="52624.0248" calcext:value-type="float">
            <text:p>52624.0248</text:p>
          </table:table-cell>
          <table:table-cell office:value-type="float" office:value="52623.5847" calcext:value-type="float">
            <text:p>52623.5847</text:p>
          </table:table-cell>
          <table:table-cell office:value-type="float" office:value="52635.2358" calcext:value-type="float">
            <text:p>52635.2358</text:p>
          </table:table-cell>
          <table:table-cell office:value-type="float" office:value="52618.3474" calcext:value-type="float">
            <text:p>52618.3474</text:p>
          </table:table-cell>
          <table:table-cell office:value-type="float" office:value="52585.3845" calcext:value-type="float">
            <text:p>52585.3845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-11.9196" calcext:value-type="float">
            <text:p>-11.9196</text:p>
          </table:table-cell>
          <table:table-cell office:value-type="float" office:value="46.9754" calcext:value-type="float">
            <text:p>46.9754</text:p>
          </table:table-cell>
          <table:table-cell office:value-type="float" office:value="61.2105" calcext:value-type="float">
            <text:p>61.2105</text:p>
          </table:table-cell>
          <table:table-cell office:value-type="float" office:value="64.0878" calcext:value-type="float">
            <text:p>64.0878</text:p>
          </table:table-cell>
          <table:table-cell office:value-type="float" office:value="61.9577" calcext:value-type="float">
            <text:p>61.9577</text:p>
          </table:table-cell>
          <table:table-cell office:value-type="float" office:value="75.6341" calcext:value-type="float">
            <text:p>75.6341</text:p>
          </table:table-cell>
          <table:table-cell office:value-type="float" office:value="76.0742" calcext:value-type="float">
            <text:p>76.0742</text:p>
          </table:table-cell>
          <table:table-cell office:value-type="float" office:value="64.4231" calcext:value-type="float">
            <text:p>64.4231</text:p>
          </table:table-cell>
          <table:table-cell office:value-type="float" office:value="81.3115" calcext:value-type="float">
            <text:p>81.3115</text:p>
          </table:table-cell>
          <table:table-cell office:value-type="float" office:value="114.2743" calcext:value-type="float">
            <text:p>114.2743</text:p>
          </table:table-cell>
          <table:table-cell office:value-type="float" office:value="1" calcext:value-type="float">
            <text:p>1</text:p>
          </table:table-cell>
          <table:table-cell office:value-type="float" office:value="0.000000001543" calcext:value-type="float">
            <text:p>1.543E-009</text:p>
          </table:table-cell>
          <table:table-cell office:value-type="float" office:value="0.000000000025541" calcext:value-type="float">
            <text:p>2.5541E-011</text:p>
          </table:table-cell>
          <table:table-cell office:value-type="float" office:value="0.000000000073087" calcext:value-type="float">
            <text:p>7.3087E-011</text:p>
          </table:table-cell>
          <table:table-cell office:value-type="float" office:value="0.0000000015415" calcext:value-type="float">
            <text:p>1.5415E-009</text:p>
          </table:table-cell>
          <table:table-cell office:value-type="float" office:value="0.000000000027876" calcext:value-type="float">
            <text:p>2.7876E-011</text:p>
          </table:table-cell>
          <table:table-cell office:value-type="float" office:value="0.00000000015025" calcext:value-type="float">
            <text:p>1.5025E-010</text:p>
          </table:table-cell>
          <table:table-cell office:value-type="float" office:value="0.000000092561" calcext:value-type="float">
            <text:p>9.2561E-008</text:p>
          </table:table-cell>
          <table:table-cell office:value-type="float" office:value="0.0000000005047" calcext:value-type="float">
            <text:p>5.047E-010</text:p>
          </table:table-cell>
          <table:table-cell office:value-type="float" office:value="3.2196E-015" calcext:value-type="float">
            <text:p>3.2196E-015</text:p>
          </table:table-cell>
          <table:table-cell office:value-type="float" office:value="15.9196" calcext:value-type="float">
            <text:p>15.9196</text:p>
          </table:table-cell>
          <table:table-cell office:value-type="float" office:value="-38.9754" calcext:value-type="float">
            <text:p>-38.9754</text:p>
          </table:table-cell>
          <table:table-cell office:value-type="float" office:value="-49.2105" calcext:value-type="float">
            <text:p>-49.2105</text:p>
          </table:table-cell>
          <table:table-cell office:value-type="float" office:value="-48.0878" calcext:value-type="float">
            <text:p>-48.0878</text:p>
          </table:table-cell>
          <table:table-cell office:value-type="float" office:value="-41.9577" calcext:value-type="float">
            <text:p>-41.9577</text:p>
          </table:table-cell>
          <table:table-cell office:value-type="float" office:value="-51.6341" calcext:value-type="float">
            <text:p>-51.6341</text:p>
          </table:table-cell>
          <table:table-cell office:value-type="float" office:value="-48.0742" calcext:value-type="float">
            <text:p>-48.0742</text:p>
          </table:table-cell>
          <table:table-cell office:value-type="float" office:value="-32.4231" calcext:value-type="float">
            <text:p>-32.4231</text:p>
          </table:table-cell>
          <table:table-cell office:value-type="float" office:value="-45.3115" calcext:value-type="float">
            <text:p>-45.3115</text:p>
          </table:table-cell>
          <table:table-cell office:value-type="float" office:value="-74.2743" calcext:value-type="float">
            <text:p>-74.2743</text:p>
          </table:table-cell>
          <table:table-cell office:value-type="float" office:value="36.9867" calcext:value-type="float">
            <text:p>36.9867</text:p>
          </table:table-cell>
          <table:table-cell office:value-type="float" office:value="3.159" calcext:value-type="float">
            <text:p>3.159</text:p>
          </table:table-cell>
          <table:table-cell office:value-type="float" office:value="13.991" calcext:value-type="float">
            <text:p>13.991</text:p>
          </table:table-cell>
          <table:table-cell office:value-type="float" office:value="36.1809" calcext:value-type="float">
            <text:p>36.1809</text:p>
          </table:table-cell>
          <table:table-cell office:value-type="float" office:value="63.3782" calcext:value-type="float">
            <text:p>63.3782</text:p>
          </table:table-cell>
          <table:table-cell office:value-type="float" office:value="74.769" calcext:value-type="float">
            <text:p>74.769</text:p>
          </table:table-cell>
          <table:table-cell office:value-type="float" office:value="99.3961" calcext:value-type="float">
            <text:p>99.3961</text:p>
          </table:table-cell>
          <table:table-cell office:value-type="float" office:value="136.1144" calcext:value-type="float">
            <text:p>136.1144</text:p>
          </table:table-cell>
          <table:table-cell office:value-type="float" office:value="144.2932" calcext:value-type="float">
            <text:p>144.2932</text:p>
          </table:table-cell>
          <table:table-cell office:value-type="float" office:value="136.3975" calcext:value-type="float">
            <text:p>136.3975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87539.4236" calcext:value-type="float">
            <text:p>87539.4236</text:p>
          </table:table-cell>
          <table:table-cell office:value-type="float" office:value="1" calcext:value-type="float">
            <text:p>1</text:p>
          </table:table-cell>
          <table:table-cell office:value-type="float" office:value="86400.16" calcext:value-type="float">
            <text:p>86400.16</text:p>
          </table:table-cell>
          <table:table-cell office:value-type="float" office:value="101" calcext:value-type="float">
            <text:p>101</text:p>
          </table:table-cell>
          <table:table-cell office:value-type="float" office:value="86407.1513" calcext:value-type="float">
            <text:p>86407.1513</text:p>
          </table:table-cell>
          <table:table-cell office:value-type="float" office:value="86391.1862" calcext:value-type="float">
            <text:p>86391.1862</text:p>
          </table:table-cell>
          <table:table-cell office:value-type="float" office:value="86396.5199" calcext:value-type="float">
            <text:p>86396.5199</text:p>
          </table:table-cell>
          <table:table-cell office:value-type="float" office:value="86390.3877" calcext:value-type="float">
            <text:p>86390.3877</text:p>
          </table:table-cell>
          <table:table-cell office:value-type="float" office:value="86388.8562" calcext:value-type="float">
            <text:p>86388.8562</text:p>
          </table:table-cell>
          <table:table-cell office:value-type="float" office:value="86401.7086" calcext:value-type="float">
            <text:p>86401.7086</text:p>
          </table:table-cell>
          <table:table-cell office:value-type="float" office:value="86402.9911" calcext:value-type="float">
            <text:p>86402.9911</text:p>
          </table:table-cell>
          <table:table-cell office:value-type="float" office:value="86384.4543" calcext:value-type="float">
            <text:p>86384.4543</text:p>
          </table:table-cell>
          <table:table-cell office:value-type="float" office:value="86371.9341" calcext:value-type="float">
            <text:p>86371.9341</text:p>
          </table:table-cell>
          <table:table-cell office:value-type="float" office:value="86371.679" calcext:value-type="float">
            <text:p>86371.679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-6.9913" calcext:value-type="float">
            <text:p>-6.9913</text:p>
          </table:table-cell>
          <table:table-cell office:value-type="float" office:value="8.9738" calcext:value-type="float">
            <text:p>8.9738</text:p>
          </table:table-cell>
          <table:table-cell office:value-type="float" office:value="3.6402" calcext:value-type="float">
            <text:p>3.6402</text:p>
          </table:table-cell>
          <table:table-cell office:value-type="float" office:value="9.7723" calcext:value-type="float">
            <text:p>9.7723</text:p>
          </table:table-cell>
          <table:table-cell office:value-type="float" office:value="11.3038" calcext:value-type="float">
            <text:p>11.3038</text:p>
          </table:table-cell>
          <table:table-cell office:value-type="float" office:value="-1.5486" calcext:value-type="float">
            <text:p>-1.5486</text:p>
          </table:table-cell>
          <table:table-cell office:value-type="float" office:value="-2.8311" calcext:value-type="float">
            <text:p>-2.8311</text:p>
          </table:table-cell>
          <table:table-cell office:value-type="float" office:value="15.7057" calcext:value-type="float">
            <text:p>15.7057</text:p>
          </table:table-cell>
          <table:table-cell office:value-type="float" office:value="28.2259" calcext:value-type="float">
            <text:p>28.2259</text:p>
          </table:table-cell>
          <table:table-cell office:value-type="float" office:value="28.481" calcext:value-type="float">
            <text:p>28.481</text:p>
          </table:table-cell>
          <table:table-cell office:value-type="float" office:value="1" calcext:value-type="float">
            <text:p>1</text:p>
          </table:table-cell>
          <table:table-cell office:value-type="float" office:value="0.061758" calcext:value-type="float">
            <text:p>0.061758</text:p>
          </table:table-cell>
          <table:table-cell office:value-type="float" office:value="0.72524" calcext:value-type="float">
            <text:p>0.72524</text:p>
          </table:table-cell>
          <table:table-cell office:value-type="float" office:value="0.28137" calcext:value-type="float">
            <text:p>0.28137</text:p>
          </table:table-cell>
          <table:table-cell office:value-type="float" office:value="0.33434" calcext:value-type="float">
            <text:p>0.334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7368" calcext:value-type="float">
            <text:p>0.47368</text:p>
          </table:table-cell>
          <table:table-cell office:value-type="float" office:value="0.0587" calcext:value-type="float">
            <text:p>0.0587</text:p>
          </table:table-cell>
          <table:table-cell office:value-type="float" office:value="0.098494" calcext:value-type="float">
            <text:p>0.098494</text:p>
          </table:table-cell>
          <table:table-cell office:value-type="float" office:value="10.9913" calcext:value-type="float">
            <text:p>10.9913</text:p>
          </table:table-cell>
          <table:table-cell office:value-type="float" office:value="-0.97379" calcext:value-type="float">
            <text:p>-0.97379</text:p>
          </table:table-cell>
          <table:table-cell office:value-type="float" office:value="8.3598" calcext:value-type="float">
            <text:p>8.3598</text:p>
          </table:table-cell>
          <table:table-cell office:value-type="float" office:value="6.2277" calcext:value-type="float">
            <text:p>6.2277</text:p>
          </table:table-cell>
          <table:table-cell office:value-type="float" office:value="8.6962" calcext:value-type="float">
            <text:p>8.6962</text:p>
          </table:table-cell>
          <table:table-cell office:value-type="float" office:value="25.5486" calcext:value-type="float">
            <text:p>25.5486</text:p>
          </table:table-cell>
          <table:table-cell office:value-type="float" office:value="30.8311" calcext:value-type="float">
            <text:p>30.8311</text:p>
          </table:table-cell>
          <table:table-cell office:value-type="float" office:value="16.2943" calcext:value-type="float">
            <text:p>16.2943</text:p>
          </table:table-cell>
          <table:table-cell office:value-type="float" office:value="7.7741" calcext:value-type="float">
            <text:p>7.7741</text:p>
          </table:table-cell>
          <table:table-cell office:value-type="float" office:value="11.519" calcext:value-type="float">
            <text:p>11.519</text:p>
          </table:table-cell>
          <table:table-cell office:value-type="float" office:value="32.0585" calcext:value-type="float">
            <text:p>32.0585</text:p>
          </table:table-cell>
          <table:table-cell office:value-type="float" office:value="41.1606" calcext:value-type="float">
            <text:p>41.1606</text:p>
          </table:table-cell>
          <table:table-cell office:value-type="float" office:value="71.5614" calcext:value-type="float">
            <text:p>71.5614</text:p>
          </table:table-cell>
          <table:table-cell office:value-type="float" office:value="90.4964" calcext:value-type="float">
            <text:p>90.4964</text:p>
          </table:table-cell>
          <table:table-cell office:value-type="float" office:value="114.0321" calcext:value-type="float">
            <text:p>114.0321</text:p>
          </table:table-cell>
          <table:table-cell office:value-type="float" office:value="151.9517" calcext:value-type="float">
            <text:p>151.9517</text:p>
          </table:table-cell>
          <table:table-cell office:value-type="float" office:value="178.3014" calcext:value-type="float">
            <text:p>178.3014</text:p>
          </table:table-cell>
          <table:table-cell office:value-type="float" office:value="184.8317" calcext:value-type="float">
            <text:p>184.8317</text:p>
          </table:table-cell>
          <table:table-cell office:value-type="float" office:value="197.3787" calcext:value-type="float">
            <text:p>197.3787</text:p>
          </table:table-cell>
          <table:table-cell office:value-type="float" office:value="222.1909" calcext:value-type="float">
            <text:p>222.1909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66897.2155" calcext:value-type="float">
            <text:p>66897.2155</text:p>
          </table:table-cell>
          <table:table-cell office:value-type="float" office:value="1" calcext:value-type="float">
            <text:p>1</text:p>
          </table:table-cell>
          <table:table-cell office:value-type="float" office:value="62325.074" calcext:value-type="float">
            <text:p>62325.074</text:p>
          </table:table-cell>
          <table:table-cell office:value-type="float" office:value="101" calcext:value-type="float">
            <text:p>101</text:p>
          </table:table-cell>
          <table:table-cell office:value-type="float" office:value="62319.4868" calcext:value-type="float">
            <text:p>62319.4868</text:p>
          </table:table-cell>
          <table:table-cell office:value-type="float" office:value="62080.1499" calcext:value-type="float">
            <text:p>62080.1499</text:p>
          </table:table-cell>
          <table:table-cell office:value-type="float" office:value="62080.9818" calcext:value-type="float">
            <text:p>62080.9818</text:p>
          </table:table-cell>
          <table:table-cell office:value-type="float" office:value="62075.4283" calcext:value-type="float">
            <text:p>62075.4283</text:p>
          </table:table-cell>
          <table:table-cell office:value-type="float" office:value="62081.1756" calcext:value-type="float">
            <text:p>62081.1756</text:p>
          </table:table-cell>
          <table:table-cell office:value-type="float" office:value="62079.4429" calcext:value-type="float">
            <text:p>62079.4429</text:p>
          </table:table-cell>
          <table:table-cell office:value-type="float" office:value="62082.548" calcext:value-type="float">
            <text:p>62082.548</text:p>
          </table:table-cell>
          <table:table-cell office:value-type="float" office:value="62064.794" calcext:value-type="float">
            <text:p>62064.794</text:p>
          </table:table-cell>
          <table:table-cell office:value-type="float" office:value="62042.1679" calcext:value-type="float">
            <text:p>62042.1679</text:p>
          </table:table-cell>
          <table:table-cell office:value-type="float" office:value="62033.9123" calcext:value-type="float">
            <text:p>62033.9123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5.5872" calcext:value-type="float">
            <text:p>5.5872</text:p>
          </table:table-cell>
          <table:table-cell office:value-type="float" office:value="244.924" calcext:value-type="float">
            <text:p>244.924</text:p>
          </table:table-cell>
          <table:table-cell office:value-type="float" office:value="244.0921" calcext:value-type="float">
            <text:p>244.0921</text:p>
          </table:table-cell>
          <table:table-cell office:value-type="float" office:value="249.6456" calcext:value-type="float">
            <text:p>249.6456</text:p>
          </table:table-cell>
          <table:table-cell office:value-type="float" office:value="243.8984" calcext:value-type="float">
            <text:p>243.8984</text:p>
          </table:table-cell>
          <table:table-cell office:value-type="float" office:value="245.631" calcext:value-type="float">
            <text:p>245.631</text:p>
          </table:table-cell>
          <table:table-cell office:value-type="float" office:value="242.526" calcext:value-type="float">
            <text:p>242.526</text:p>
          </table:table-cell>
          <table:table-cell office:value-type="float" office:value="260.2799" calcext:value-type="float">
            <text:p>260.2799</text:p>
          </table:table-cell>
          <table:table-cell office:value-type="float" office:value="282.9061" calcext:value-type="float">
            <text:p>282.9061</text:p>
          </table:table-cell>
          <table:table-cell office:value-type="float" office:value="291.1617" calcext:value-type="float">
            <text:p>291.1617</text:p>
          </table:table-cell>
          <table:table-cell office:value-type="float" office:value="0.061202" calcext:value-type="float">
            <text:p>0.06120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.5872" calcext:value-type="float">
            <text:p>-1.5872</text:p>
          </table:table-cell>
          <table:table-cell office:value-type="float" office:value="-236.924" calcext:value-type="float">
            <text:p>-236.924</text:p>
          </table:table-cell>
          <table:table-cell office:value-type="float" office:value="-232.0921" calcext:value-type="float">
            <text:p>-232.0921</text:p>
          </table:table-cell>
          <table:table-cell office:value-type="float" office:value="-233.6456" calcext:value-type="float">
            <text:p>-233.6456</text:p>
          </table:table-cell>
          <table:table-cell office:value-type="float" office:value="-223.8984" calcext:value-type="float">
            <text:p>-223.8984</text:p>
          </table:table-cell>
          <table:table-cell office:value-type="float" office:value="-221.631" calcext:value-type="float">
            <text:p>-221.631</text:p>
          </table:table-cell>
          <table:table-cell office:value-type="float" office:value="-214.526" calcext:value-type="float">
            <text:p>-214.526</text:p>
          </table:table-cell>
          <table:table-cell office:value-type="float" office:value="-228.2799" calcext:value-type="float">
            <text:p>-228.2799</text:p>
          </table:table-cell>
          <table:table-cell office:value-type="float" office:value="-246.9061" calcext:value-type="float">
            <text:p>-246.9061</text:p>
          </table:table-cell>
          <table:table-cell office:value-type="float" office:value="-251.1617" calcext:value-type="float">
            <text:p>-251.1617</text:p>
          </table:table-cell>
          <table:table-cell office:value-type="float" office:value="19.48" calcext:value-type="float">
            <text:p>19.48</text:p>
          </table:table-cell>
          <table:table-cell office:value-type="float" office:value="-194.7897" calcext:value-type="float">
            <text:p>-194.7897</text:p>
          </table:table-cell>
          <table:table-cell office:value-type="float" office:value="-168.8906" calcext:value-type="float">
            <text:p>-168.8906</text:p>
          </table:table-cell>
          <table:table-cell office:value-type="float" office:value="-149.3769" calcext:value-type="float">
            <text:p>-149.3769</text:p>
          </table:table-cell>
          <table:table-cell office:value-type="float" office:value="-118.5624" calcext:value-type="float">
            <text:p>-118.5624</text:p>
          </table:table-cell>
          <table:table-cell office:value-type="float" office:value="-95.228" calcext:value-type="float">
            <text:p>-95.228</text:p>
          </table:table-cell>
          <table:table-cell office:value-type="float" office:value="-67.0557" calcext:value-type="float">
            <text:p>-67.0557</text:p>
          </table:table-cell>
          <table:table-cell office:value-type="float" office:value="-59.7425" calcext:value-type="float">
            <text:p>-59.7425</text:p>
          </table:table-cell>
          <table:table-cell office:value-type="float" office:value="-57.3015" calcext:value-type="float">
            <text:p>-57.3015</text:p>
          </table:table-cell>
          <table:table-cell office:value-type="float" office:value="-40.4899" calcext:value-type="float">
            <text:p>-40.4899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71784.0582" calcext:value-type="float">
            <text:p>71784.0582</text:p>
          </table:table-cell>
          <table:table-cell office:value-type="float" office:value="1" calcext:value-type="float">
            <text:p>1</text:p>
          </table:table-cell>
          <table:table-cell office:value-type="float" office:value="68660.1768" calcext:value-type="float">
            <text:p>68660.1768</text:p>
          </table:table-cell>
          <table:table-cell office:value-type="float" office:value="101" calcext:value-type="float">
            <text:p>101</text:p>
          </table:table-cell>
          <table:table-cell office:value-type="float" office:value="68653.0619" calcext:value-type="float">
            <text:p>68653.0619</text:p>
          </table:table-cell>
          <table:table-cell office:value-type="float" office:value="68572.0877" calcext:value-type="float">
            <text:p>68572.0877</text:p>
          </table:table-cell>
          <table:table-cell office:value-type="float" office:value="68570.368" calcext:value-type="float">
            <text:p>68570.368</text:p>
          </table:table-cell>
          <table:table-cell office:value-type="float" office:value="68576.3835" calcext:value-type="float">
            <text:p>68576.3835</text:p>
          </table:table-cell>
          <table:table-cell office:value-type="float" office:value="68579.0333" calcext:value-type="float">
            <text:p>68579.0333</text:p>
          </table:table-cell>
          <table:table-cell office:value-type="float" office:value="68581.0993" calcext:value-type="float">
            <text:p>68581.0993</text:p>
          </table:table-cell>
          <table:table-cell office:value-type="float" office:value="68574.5556" calcext:value-type="float">
            <text:p>68574.5556</text:p>
          </table:table-cell>
          <table:table-cell office:value-type="float" office:value="68585.8468" calcext:value-type="float">
            <text:p>68585.8468</text:p>
          </table:table-cell>
          <table:table-cell office:value-type="float" office:value="68582.8538" calcext:value-type="float">
            <text:p>68582.8538</text:p>
          </table:table-cell>
          <table:table-cell office:value-type="float" office:value="68578.2622" calcext:value-type="float">
            <text:p>68578.2622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7.1148" calcext:value-type="float">
            <text:p>7.1148</text:p>
          </table:table-cell>
          <table:table-cell office:value-type="float" office:value="88.0891" calcext:value-type="float">
            <text:p>88.0891</text:p>
          </table:table-cell>
          <table:table-cell office:value-type="float" office:value="89.8087" calcext:value-type="float">
            <text:p>89.8087</text:p>
          </table:table-cell>
          <table:table-cell office:value-type="float" office:value="83.7933" calcext:value-type="float">
            <text:p>83.7933</text:p>
          </table:table-cell>
          <table:table-cell office:value-type="float" office:value="81.1435" calcext:value-type="float">
            <text:p>81.1435</text:p>
          </table:table-cell>
          <table:table-cell office:value-type="float" office:value="79.0775" calcext:value-type="float">
            <text:p>79.0775</text:p>
          </table:table-cell>
          <table:table-cell office:value-type="float" office:value="85.6212" calcext:value-type="float">
            <text:p>85.6212</text:p>
          </table:table-cell>
          <table:table-cell office:value-type="float" office:value="74.33" calcext:value-type="float">
            <text:p>74.33</text:p>
          </table:table-cell>
          <table:table-cell office:value-type="float" office:value="77.323" calcext:value-type="float">
            <text:p>77.323</text:p>
          </table:table-cell>
          <table:table-cell office:value-type="float" office:value="81.9146" calcext:value-type="float">
            <text:p>81.9146</text:p>
          </table:table-cell>
          <table:table-cell office:value-type="float" office:value="0.028512" calcext:value-type="float">
            <text:p>0.028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377E-015" calcext:value-type="float">
            <text:p>8.4377E-015</text:p>
          </table:table-cell>
          <table:table-cell office:value-type="float" office:value="0.00000000000029954" calcext:value-type="float">
            <text:p>2.9954E-013</text:p>
          </table:table-cell>
          <table:table-cell office:value-type="float" office:value="0.0000000000061871" calcext:value-type="float">
            <text:p>6.1871E-012</text:p>
          </table:table-cell>
          <table:table-cell office:value-type="float" office:value="0.0000000000025313" calcext:value-type="float">
            <text:p>2.5313E-012</text:p>
          </table:table-cell>
          <table:table-cell office:value-type="float" office:value="0.0000000017199" calcext:value-type="float">
            <text:p>1.7199E-009</text:p>
          </table:table-cell>
          <table:table-cell office:value-type="float" office:value="0.000000002509" calcext:value-type="float">
            <text:p>2.509E-009</text:p>
          </table:table-cell>
          <table:table-cell office:value-type="float" office:value="0.0000000018531" calcext:value-type="float">
            <text:p>1.8531E-009</text:p>
          </table:table-cell>
          <table:table-cell office:value-type="float" office:value="-3.1148" calcext:value-type="float">
            <text:p>-3.1148</text:p>
          </table:table-cell>
          <table:table-cell office:value-type="float" office:value="-80.0891" calcext:value-type="float">
            <text:p>-80.0891</text:p>
          </table:table-cell>
          <table:table-cell office:value-type="float" office:value="-77.8087" calcext:value-type="float">
            <text:p>-77.8087</text:p>
          </table:table-cell>
          <table:table-cell office:value-type="float" office:value="-67.7933" calcext:value-type="float">
            <text:p>-67.7933</text:p>
          </table:table-cell>
          <table:table-cell office:value-type="float" office:value="-61.1435" calcext:value-type="float">
            <text:p>-61.1435</text:p>
          </table:table-cell>
          <table:table-cell office:value-type="float" office:value="-55.0775" calcext:value-type="float">
            <text:p>-55.0775</text:p>
          </table:table-cell>
          <table:table-cell office:value-type="float" office:value="-57.6212" calcext:value-type="float">
            <text:p>-57.6212</text:p>
          </table:table-cell>
          <table:table-cell office:value-type="float" office:value="-42.33" calcext:value-type="float">
            <text:p>-42.33</text:p>
          </table:table-cell>
          <table:table-cell office:value-type="float" office:value="-41.323" calcext:value-type="float">
            <text:p>-41.323</text:p>
          </table:table-cell>
          <table:table-cell office:value-type="float" office:value="-41.9146" calcext:value-type="float">
            <text:p>-41.9146</text:p>
          </table:table-cell>
          <table:table-cell office:value-type="float" office:value="17.9523" calcext:value-type="float">
            <text:p>17.9523</text:p>
          </table:table-cell>
          <table:table-cell office:value-type="float" office:value="-37.9548" calcext:value-type="float">
            <text:p>-37.9548</text:p>
          </table:table-cell>
          <table:table-cell office:value-type="float" office:value="-14.6072" calcext:value-type="float">
            <text:p>-14.6072</text:p>
          </table:table-cell>
          <table:table-cell office:value-type="float" office:value="16.4755" calcext:value-type="float">
            <text:p>16.4755</text:p>
          </table:table-cell>
          <table:table-cell office:value-type="float" office:value="44.1924" calcext:value-type="float">
            <text:p>44.1924</text:p>
          </table:table-cell>
          <table:table-cell office:value-type="float" office:value="71.3256" calcext:value-type="float">
            <text:p>71.3256</text:p>
          </table:table-cell>
          <table:table-cell office:value-type="float" office:value="89.8491" calcext:value-type="float">
            <text:p>89.8491</text:p>
          </table:table-cell>
          <table:table-cell office:value-type="float" office:value="126.2075" calcext:value-type="float">
            <text:p>126.2075</text:p>
          </table:table-cell>
          <table:table-cell office:value-type="float" office:value="148.2816" calcext:value-type="float">
            <text:p>148.2816</text:p>
          </table:table-cell>
          <table:table-cell office:value-type="float" office:value="168.7572" calcext:value-type="float">
            <text:p>168.7572</text:p>
          </table:table-cell>
        </table:table-row>
        <table:table-row table:style-name="ro1">
          <table:table-cell office:value-type="float" office:value="53.1" calcext:value-type="float">
            <text:p>53.1</text:p>
          </table:table-cell>
          <table:table-cell office:value-type="float" office:value="54676.7531" calcext:value-type="float">
            <text:p>54676.7531</text:p>
          </table:table-cell>
          <table:table-cell office:value-type="float" office:value="1" calcext:value-type="float">
            <text:p>1</text:p>
          </table:table-cell>
          <table:table-cell office:value-type="float" office:value="52253.6641" calcext:value-type="float">
            <text:p>52253.6641</text:p>
          </table:table-cell>
          <table:table-cell office:value-type="float" office:value="101" calcext:value-type="float">
            <text:p>101</text:p>
          </table:table-cell>
          <table:table-cell office:value-type="float" office:value="52192.9323" calcext:value-type="float">
            <text:p>52192.9323</text:p>
          </table:table-cell>
          <table:table-cell office:value-type="float" office:value="52127.3268" calcext:value-type="float">
            <text:p>52127.3268</text:p>
          </table:table-cell>
          <table:table-cell office:value-type="float" office:value="52096.7144" calcext:value-type="float">
            <text:p>52096.7144</text:p>
          </table:table-cell>
          <table:table-cell office:value-type="float" office:value="52108.1537" calcext:value-type="float">
            <text:p>52108.1537</text:p>
          </table:table-cell>
          <table:table-cell office:value-type="float" office:value="52115.2326" calcext:value-type="float">
            <text:p>52115.2326</text:p>
          </table:table-cell>
          <table:table-cell office:value-type="float" office:value="52124.2435" calcext:value-type="float">
            <text:p>52124.2435</text:p>
          </table:table-cell>
          <table:table-cell office:value-type="float" office:value="52131.8978" calcext:value-type="float">
            <text:p>52131.8978</text:p>
          </table:table-cell>
          <table:table-cell office:value-type="float" office:value="52134.0878" calcext:value-type="float">
            <text:p>52134.0878</text:p>
          </table:table-cell>
          <table:table-cell office:value-type="float" office:value="52128.1643" calcext:value-type="float">
            <text:p>52128.1643</text:p>
          </table:table-cell>
          <table:table-cell office:value-type="float" office:value="52130.7015" calcext:value-type="float">
            <text:p>52130.7015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60.7317" calcext:value-type="float">
            <text:p>60.7317</text:p>
          </table:table-cell>
          <table:table-cell office:value-type="float" office:value="126.3373" calcext:value-type="float">
            <text:p>126.3373</text:p>
          </table:table-cell>
          <table:table-cell office:value-type="float" office:value="156.9497" calcext:value-type="float">
            <text:p>156.9497</text:p>
          </table:table-cell>
          <table:table-cell office:value-type="float" office:value="145.5104" calcext:value-type="float">
            <text:p>145.5104</text:p>
          </table:table-cell>
          <table:table-cell office:value-type="float" office:value="138.4315" calcext:value-type="float">
            <text:p>138.4315</text:p>
          </table:table-cell>
          <table:table-cell office:value-type="float" office:value="129.4206" calcext:value-type="float">
            <text:p>129.4206</text:p>
          </table:table-cell>
          <table:table-cell office:value-type="float" office:value="121.7663" calcext:value-type="float">
            <text:p>121.7663</text:p>
          </table:table-cell>
          <table:table-cell office:value-type="float" office:value="119.5763" calcext:value-type="float">
            <text:p>119.5763</text:p>
          </table:table-cell>
          <table:table-cell office:value-type="float" office:value="125.4998" calcext:value-type="float">
            <text:p>125.4998</text:p>
          </table:table-cell>
          <table:table-cell office:value-type="float" office:value="122.9625" calcext:value-type="float">
            <text:p>122.9625</text:p>
          </table:table-cell>
          <table:table-cell office:value-type="float" office:value="0.000000000000064948" calcext:value-type="float">
            <text:p>6.4948E-0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1102E-016" calcext:value-type="float">
            <text:p>1.1102E-016</text:p>
          </table:table-cell>
          <table:table-cell office:value-type="float" office:value="-56.7317" calcext:value-type="float">
            <text:p>-56.7317</text:p>
          </table:table-cell>
          <table:table-cell office:value-type="float" office:value="-118.3373" calcext:value-type="float">
            <text:p>-118.3373</text:p>
          </table:table-cell>
          <table:table-cell office:value-type="float" office:value="-144.9497" calcext:value-type="float">
            <text:p>-144.9497</text:p>
          </table:table-cell>
          <table:table-cell office:value-type="float" office:value="-129.5104" calcext:value-type="float">
            <text:p>-129.5104</text:p>
          </table:table-cell>
          <table:table-cell office:value-type="float" office:value="-118.4315" calcext:value-type="float">
            <text:p>-118.4315</text:p>
          </table:table-cell>
          <table:table-cell office:value-type="float" office:value="-105.4206" calcext:value-type="float">
            <text:p>-105.4206</text:p>
          </table:table-cell>
          <table:table-cell office:value-type="float" office:value="-93.7663" calcext:value-type="float">
            <text:p>-93.7663</text:p>
          </table:table-cell>
          <table:table-cell office:value-type="float" office:value="-87.5763" calcext:value-type="float">
            <text:p>-87.5763</text:p>
          </table:table-cell>
          <table:table-cell office:value-type="float" office:value="-89.4998" calcext:value-type="float">
            <text:p>-89.4998</text:p>
          </table:table-cell>
          <table:table-cell office:value-type="float" office:value="-82.9625" calcext:value-type="float">
            <text:p>-82.9625</text:p>
          </table:table-cell>
          <table:table-cell office:value-type="float" office:value="-35.6646" calcext:value-type="float">
            <text:p>-35.6646</text:p>
          </table:table-cell>
          <table:table-cell office:value-type="float" office:value="-76.2029" calcext:value-type="float">
            <text:p>-76.2029</text:p>
          </table:table-cell>
          <table:table-cell office:value-type="float" office:value="-81.7481" calcext:value-type="float">
            <text:p>-81.7481</text:p>
          </table:table-cell>
          <table:table-cell office:value-type="float" office:value="-45.2417" calcext:value-type="float">
            <text:p>-45.2417</text:p>
          </table:table-cell>
          <table:table-cell office:value-type="float" office:value="-13.0956" calcext:value-type="float">
            <text:p>-13.0956</text:p>
          </table:table-cell>
          <table:table-cell office:value-type="float" office:value="20.9825" calcext:value-type="float">
            <text:p>20.9825</text:p>
          </table:table-cell>
          <table:table-cell office:value-type="float" office:value="53.704" calcext:value-type="float">
            <text:p>53.704</text:p>
          </table:table-cell>
          <table:table-cell office:value-type="float" office:value="80.9612" calcext:value-type="float">
            <text:p>80.9612</text:p>
          </table:table-cell>
          <table:table-cell office:value-type="float" office:value="100.1049" calcext:value-type="float">
            <text:p>100.1049</text:p>
          </table:table-cell>
          <table:table-cell office:value-type="float" office:value="127.7093" calcext:value-type="float">
            <text:p>127.7093</text:p>
          </table:table-cell>
        </table:table-row>
        <table:table-row table:style-name="ro1">
          <table:table-cell office:value-type="float" office:value="55.1" calcext:value-type="float">
            <text:p>55.1</text:p>
          </table:table-cell>
          <table:table-cell office:value-type="float" office:value="67201.7367" calcext:value-type="float">
            <text:p>67201.7367</text:p>
          </table:table-cell>
          <table:table-cell office:value-type="float" office:value="1" calcext:value-type="float">
            <text:p>1</text:p>
          </table:table-cell>
          <table:table-cell office:value-type="float" office:value="60398.0788" calcext:value-type="float">
            <text:p>60398.0788</text:p>
          </table:table-cell>
          <table:table-cell office:value-type="float" office:value="101" calcext:value-type="float">
            <text:p>101</text:p>
          </table:table-cell>
          <table:table-cell office:value-type="float" office:value="60392.3151" calcext:value-type="float">
            <text:p>60392.3151</text:p>
          </table:table-cell>
          <table:table-cell office:value-type="float" office:value="59917.2484" calcext:value-type="float">
            <text:p>59917.2484</text:p>
          </table:table-cell>
          <table:table-cell office:value-type="float" office:value="59913.2496" calcext:value-type="float">
            <text:p>59913.2496</text:p>
          </table:table-cell>
          <table:table-cell office:value-type="float" office:value="59908.9272" calcext:value-type="float">
            <text:p>59908.9272</text:p>
          </table:table-cell>
          <table:table-cell office:value-type="float" office:value="59907.5305" calcext:value-type="float">
            <text:p>59907.5305</text:p>
          </table:table-cell>
          <table:table-cell office:value-type="float" office:value="59901.9488" calcext:value-type="float">
            <text:p>59901.9488</text:p>
          </table:table-cell>
          <table:table-cell office:value-type="float" office:value="59896.9121" calcext:value-type="float">
            <text:p>59896.9121</text:p>
          </table:table-cell>
          <table:table-cell office:value-type="float" office:value="59875.2605" calcext:value-type="float">
            <text:p>59875.2605</text:p>
          </table:table-cell>
          <table:table-cell office:value-type="float" office:value="59862.4715" calcext:value-type="float">
            <text:p>59862.4715</text:p>
          </table:table-cell>
          <table:table-cell office:value-type="float" office:value="59825.5432" calcext:value-type="float">
            <text:p>59825.5432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5.7637" calcext:value-type="float">
            <text:p>5.7637</text:p>
          </table:table-cell>
          <table:table-cell office:value-type="float" office:value="480.8304" calcext:value-type="float">
            <text:p>480.8304</text:p>
          </table:table-cell>
          <table:table-cell office:value-type="float" office:value="484.8293" calcext:value-type="float">
            <text:p>484.8293</text:p>
          </table:table-cell>
          <table:table-cell office:value-type="float" office:value="489.1516" calcext:value-type="float">
            <text:p>489.1516</text:p>
          </table:table-cell>
          <table:table-cell office:value-type="float" office:value="490.5483" calcext:value-type="float">
            <text:p>490.5483</text:p>
          </table:table-cell>
          <table:table-cell office:value-type="float" office:value="496.1301" calcext:value-type="float">
            <text:p>496.1301</text:p>
          </table:table-cell>
          <table:table-cell office:value-type="float" office:value="501.1667" calcext:value-type="float">
            <text:p>501.1667</text:p>
          </table:table-cell>
          <table:table-cell office:value-type="float" office:value="522.8183" calcext:value-type="float">
            <text:p>522.8183</text:p>
          </table:table-cell>
          <table:table-cell office:value-type="float" office:value="535.6074" calcext:value-type="float">
            <text:p>535.6074</text:p>
          </table:table-cell>
          <table:table-cell office:value-type="float" office:value="572.5356" calcext:value-type="float">
            <text:p>572.5356</text:p>
          </table:table-cell>
          <table:table-cell office:value-type="float" office:value="0.05603" calcext:value-type="float">
            <text:p>0.0560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.7637" calcext:value-type="float">
            <text:p>-1.7637</text:p>
          </table:table-cell>
          <table:table-cell office:value-type="float" office:value="-472.8304" calcext:value-type="float">
            <text:p>-472.8304</text:p>
          </table:table-cell>
          <table:table-cell office:value-type="float" office:value="-472.8293" calcext:value-type="float">
            <text:p>-472.8293</text:p>
          </table:table-cell>
          <table:table-cell office:value-type="float" office:value="-473.1516" calcext:value-type="float">
            <text:p>-473.1516</text:p>
          </table:table-cell>
          <table:table-cell office:value-type="float" office:value="-470.5483" calcext:value-type="float">
            <text:p>-470.5483</text:p>
          </table:table-cell>
          <table:table-cell office:value-type="float" office:value="-472.1301" calcext:value-type="float">
            <text:p>-472.1301</text:p>
          </table:table-cell>
          <table:table-cell office:value-type="float" office:value="-473.1667" calcext:value-type="float">
            <text:p>-473.1667</text:p>
          </table:table-cell>
          <table:table-cell office:value-type="float" office:value="-490.8183" calcext:value-type="float">
            <text:p>-490.8183</text:p>
          </table:table-cell>
          <table:table-cell office:value-type="float" office:value="-499.6074" calcext:value-type="float">
            <text:p>-499.6074</text:p>
          </table:table-cell>
          <table:table-cell office:value-type="float" office:value="-532.5356" calcext:value-type="float">
            <text:p>-532.5356</text:p>
          </table:table-cell>
          <table:table-cell office:value-type="float" office:value="19.3034" calcext:value-type="float">
            <text:p>19.3034</text:p>
          </table:table-cell>
          <table:table-cell office:value-type="float" office:value="-430.6961" calcext:value-type="float">
            <text:p>-430.6961</text:p>
          </table:table-cell>
          <table:table-cell office:value-type="float" office:value="-409.6277" calcext:value-type="float">
            <text:p>-409.6277</text:p>
          </table:table-cell>
          <table:table-cell office:value-type="float" office:value="-388.8829" calcext:value-type="float">
            <text:p>-388.8829</text:p>
          </table:table-cell>
          <table:table-cell office:value-type="float" office:value="-365.2124" calcext:value-type="float">
            <text:p>-365.2124</text:p>
          </table:table-cell>
          <table:table-cell office:value-type="float" office:value="-345.727" calcext:value-type="float">
            <text:p>-345.727</text:p>
          </table:table-cell>
          <table:table-cell office:value-type="float" office:value="-325.6964" calcext:value-type="float">
            <text:p>-325.6964</text:p>
          </table:table-cell>
          <table:table-cell office:value-type="float" office:value="-322.2809" calcext:value-type="float">
            <text:p>-322.2809</text:p>
          </table:table-cell>
          <table:table-cell office:value-type="float" office:value="-310.0027" calcext:value-type="float">
            <text:p>-310.0027</text:p>
          </table:table-cell>
          <table:table-cell office:value-type="float" office:value="-321.8638" calcext:value-type="float">
            <text:p>-321.8638</text:p>
          </table:table-cell>
        </table:table-row>
        <table:table-row table:style-name="ro1">
          <table:table-cell office:value-type="float" office:value="56.1" calcext:value-type="float">
            <text:p>56.1</text:p>
          </table:table-cell>
          <table:table-cell office:value-type="float" office:value="66099.0288" calcext:value-type="float">
            <text:p>66099.0288</text:p>
          </table:table-cell>
          <table:table-cell office:value-type="float" office:value="1" calcext:value-type="float">
            <text:p>1</text:p>
          </table:table-cell>
          <table:table-cell office:value-type="float" office:value="63373.4267" calcext:value-type="float">
            <text:p>63373.4267</text:p>
          </table:table-cell>
          <table:table-cell office:value-type="float" office:value="101" calcext:value-type="float">
            <text:p>101</text:p>
          </table:table-cell>
          <table:table-cell office:value-type="float" office:value="63355.9735" calcext:value-type="float">
            <text:p>63355.9735</text:p>
          </table:table-cell>
          <table:table-cell office:value-type="float" office:value="63167.2462" calcext:value-type="float">
            <text:p>63167.2462</text:p>
          </table:table-cell>
          <table:table-cell office:value-type="float" office:value="63170.6189" calcext:value-type="float">
            <text:p>63170.6189</text:p>
          </table:table-cell>
          <table:table-cell office:value-type="float" office:value="63168.7148" calcext:value-type="float">
            <text:p>63168.7148</text:p>
          </table:table-cell>
          <table:table-cell office:value-type="float" office:value="63175.407" calcext:value-type="float">
            <text:p>63175.407</text:p>
          </table:table-cell>
          <table:table-cell office:value-type="float" office:value="63179.7667" calcext:value-type="float">
            <text:p>63179.7667</text:p>
          </table:table-cell>
          <table:table-cell office:value-type="float" office:value="63172.9536" calcext:value-type="float">
            <text:p>63172.9536</text:p>
          </table:table-cell>
          <table:table-cell office:value-type="float" office:value="63162.8275" calcext:value-type="float">
            <text:p>63162.8275</text:p>
          </table:table-cell>
          <table:table-cell office:value-type="float" office:value="63152.7846" calcext:value-type="float">
            <text:p>63152.7846</text:p>
          </table:table-cell>
          <table:table-cell office:value-type="float" office:value="63129.9503" calcext:value-type="float">
            <text:p>63129.9503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7.4532" calcext:value-type="float">
            <text:p>17.4532</text:p>
          </table:table-cell>
          <table:table-cell office:value-type="float" office:value="206.1805" calcext:value-type="float">
            <text:p>206.1805</text:p>
          </table:table-cell>
          <table:table-cell office:value-type="float" office:value="202.8078" calcext:value-type="float">
            <text:p>202.8078</text:p>
          </table:table-cell>
          <table:table-cell office:value-type="float" office:value="204.7119" calcext:value-type="float">
            <text:p>204.7119</text:p>
          </table:table-cell>
          <table:table-cell office:value-type="float" office:value="198.0197" calcext:value-type="float">
            <text:p>198.0197</text:p>
          </table:table-cell>
          <table:table-cell office:value-type="float" office:value="193.66" calcext:value-type="float">
            <text:p>193.66</text:p>
          </table:table-cell>
          <table:table-cell office:value-type="float" office:value="200.4731" calcext:value-type="float">
            <text:p>200.4731</text:p>
          </table:table-cell>
          <table:table-cell office:value-type="float" office:value="210.5992" calcext:value-type="float">
            <text:p>210.5992</text:p>
          </table:table-cell>
          <table:table-cell office:value-type="float" office:value="220.6421" calcext:value-type="float">
            <text:p>220.6421</text:p>
          </table:table-cell>
          <table:table-cell office:value-type="float" office:value="243.4764" calcext:value-type="float">
            <text:p>243.4764</text:p>
          </table:table-cell>
          <table:table-cell office:value-type="float" office:value="0.00016221" calcext:value-type="float">
            <text:p>0.000162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3.4532" calcext:value-type="float">
            <text:p>-13.4532</text:p>
          </table:table-cell>
          <table:table-cell office:value-type="float" office:value="-198.1805" calcext:value-type="float">
            <text:p>-198.1805</text:p>
          </table:table-cell>
          <table:table-cell office:value-type="float" office:value="-190.8078" calcext:value-type="float">
            <text:p>-190.8078</text:p>
          </table:table-cell>
          <table:table-cell office:value-type="float" office:value="-188.7119" calcext:value-type="float">
            <text:p>-188.7119</text:p>
          </table:table-cell>
          <table:table-cell office:value-type="float" office:value="-178.0197" calcext:value-type="float">
            <text:p>-178.0197</text:p>
          </table:table-cell>
          <table:table-cell office:value-type="float" office:value="-169.66" calcext:value-type="float">
            <text:p>-169.66</text:p>
          </table:table-cell>
          <table:table-cell office:value-type="float" office:value="-172.4731" calcext:value-type="float">
            <text:p>-172.4731</text:p>
          </table:table-cell>
          <table:table-cell office:value-type="float" office:value="-178.5992" calcext:value-type="float">
            <text:p>-178.5992</text:p>
          </table:table-cell>
          <table:table-cell office:value-type="float" office:value="-184.6421" calcext:value-type="float">
            <text:p>-184.6421</text:p>
          </table:table-cell>
          <table:table-cell office:value-type="float" office:value="-203.4764" calcext:value-type="float">
            <text:p>-203.4764</text:p>
          </table:table-cell>
          <table:table-cell office:value-type="float" office:value="7.614" calcext:value-type="float">
            <text:p>7.614</text:p>
          </table:table-cell>
          <table:table-cell office:value-type="float" office:value="-156.0461" calcext:value-type="float">
            <text:p>-156.0461</text:p>
          </table:table-cell>
          <table:table-cell office:value-type="float" office:value="-127.6063" calcext:value-type="float">
            <text:p>-127.6063</text:p>
          </table:table-cell>
          <table:table-cell office:value-type="float" office:value="-104.4432" calcext:value-type="float">
            <text:p>-104.4432</text:p>
          </table:table-cell>
          <table:table-cell office:value-type="float" office:value="-72.6838" calcext:value-type="float">
            <text:p>-72.6838</text:p>
          </table:table-cell>
          <table:table-cell office:value-type="float" office:value="-43.2569" calcext:value-type="float">
            <text:p>-43.2569</text:p>
          </table:table-cell>
          <table:table-cell office:value-type="float" office:value="-25.0028" calcext:value-type="float">
            <text:p>-25.0028</text:p>
          </table:table-cell>
          <table:table-cell office:value-type="float" office:value="-10.0618" calcext:value-type="float">
            <text:p>-10.0618</text:p>
          </table:table-cell>
          <table:table-cell office:value-type="float" office:value="4.9625" calcext:value-type="float">
            <text:p>4.9625</text:p>
          </table:table-cell>
          <table:table-cell office:value-type="float" office:value="7.1954" calcext:value-type="float">
            <text:p>7.1954</text:p>
          </table:table-cell>
        </table:table-row>
        <table:table-row table:style-name="ro1">
          <table:table-cell office:value-type="float" office:value="58.1" calcext:value-type="float">
            <text:p>58.1</text:p>
          </table:table-cell>
          <table:table-cell office:value-type="float" office:value="77289.5643" calcext:value-type="float">
            <text:p>77289.5643</text:p>
          </table:table-cell>
          <table:table-cell office:value-type="float" office:value="1" calcext:value-type="float">
            <text:p>1</text:p>
          </table:table-cell>
          <table:table-cell office:value-type="float" office:value="73482.1968" calcext:value-type="float">
            <text:p>73482.1968</text:p>
          </table:table-cell>
          <table:table-cell office:value-type="float" office:value="101" calcext:value-type="float">
            <text:p>101</text:p>
          </table:table-cell>
          <table:table-cell office:value-type="float" office:value="73472.4112" calcext:value-type="float">
            <text:p>73472.4112</text:p>
          </table:table-cell>
          <table:table-cell office:value-type="float" office:value="73320.6935" calcext:value-type="float">
            <text:p>73320.6935</text:p>
          </table:table-cell>
          <table:table-cell office:value-type="float" office:value="73320.6698" calcext:value-type="float">
            <text:p>73320.6698</text:p>
          </table:table-cell>
          <table:table-cell office:value-type="float" office:value="73319.9332" calcext:value-type="float">
            <text:p>73319.9332</text:p>
          </table:table-cell>
          <table:table-cell office:value-type="float" office:value="73318.099" calcext:value-type="float">
            <text:p>73318.099</text:p>
          </table:table-cell>
          <table:table-cell office:value-type="float" office:value="73305.3626" calcext:value-type="float">
            <text:p>73305.3626</text:p>
          </table:table-cell>
          <table:table-cell office:value-type="float" office:value="73302.4074" calcext:value-type="float">
            <text:p>73302.4074</text:p>
          </table:table-cell>
          <table:table-cell office:value-type="float" office:value="73287.6256" calcext:value-type="float">
            <text:p>73287.6256</text:p>
          </table:table-cell>
          <table:table-cell office:value-type="float" office:value="73284.9344" calcext:value-type="float">
            <text:p>73284.9344</text:p>
          </table:table-cell>
          <table:table-cell office:value-type="float" office:value="73265.0515" calcext:value-type="float">
            <text:p>73265.0515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9.7855" calcext:value-type="float">
            <text:p>9.7855</text:p>
          </table:table-cell>
          <table:table-cell office:value-type="float" office:value="161.5033" calcext:value-type="float">
            <text:p>161.5033</text:p>
          </table:table-cell>
          <table:table-cell office:value-type="float" office:value="161.527" calcext:value-type="float">
            <text:p>161.527</text:p>
          </table:table-cell>
          <table:table-cell office:value-type="float" office:value="162.2636" calcext:value-type="float">
            <text:p>162.2636</text:p>
          </table:table-cell>
          <table:table-cell office:value-type="float" office:value="164.0978" calcext:value-type="float">
            <text:p>164.0978</text:p>
          </table:table-cell>
          <table:table-cell office:value-type="float" office:value="176.8341" calcext:value-type="float">
            <text:p>176.8341</text:p>
          </table:table-cell>
          <table:table-cell office:value-type="float" office:value="179.7894" calcext:value-type="float">
            <text:p>179.7894</text:p>
          </table:table-cell>
          <table:table-cell office:value-type="float" office:value="194.5711" calcext:value-type="float">
            <text:p>194.5711</text:p>
          </table:table-cell>
          <table:table-cell office:value-type="float" office:value="197.2624" calcext:value-type="float">
            <text:p>197.2624</text:p>
          </table:table-cell>
          <table:table-cell office:value-type="float" office:value="217.1453" calcext:value-type="float">
            <text:p>217.1453</text:p>
          </table:table-cell>
          <table:table-cell office:value-type="float" office:value="0.0075007" calcext:value-type="float">
            <text:p>0.007500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5.7855" calcext:value-type="float">
            <text:p>-5.7855</text:p>
          </table:table-cell>
          <table:table-cell office:value-type="float" office:value="-153.5033" calcext:value-type="float">
            <text:p>-153.5033</text:p>
          </table:table-cell>
          <table:table-cell office:value-type="float" office:value="-149.527" calcext:value-type="float">
            <text:p>-149.527</text:p>
          </table:table-cell>
          <table:table-cell office:value-type="float" office:value="-146.2636" calcext:value-type="float">
            <text:p>-146.2636</text:p>
          </table:table-cell>
          <table:table-cell office:value-type="float" office:value="-144.0978" calcext:value-type="float">
            <text:p>-144.0978</text:p>
          </table:table-cell>
          <table:table-cell office:value-type="float" office:value="-152.8341" calcext:value-type="float">
            <text:p>-152.8341</text:p>
          </table:table-cell>
          <table:table-cell office:value-type="float" office:value="-151.7894" calcext:value-type="float">
            <text:p>-151.7894</text:p>
          </table:table-cell>
          <table:table-cell office:value-type="float" office:value="-162.5711" calcext:value-type="float">
            <text:p>-162.5711</text:p>
          </table:table-cell>
          <table:table-cell office:value-type="float" office:value="-161.2624" calcext:value-type="float">
            <text:p>-161.2624</text:p>
          </table:table-cell>
          <table:table-cell office:value-type="float" office:value="-177.1453" calcext:value-type="float">
            <text:p>-177.1453</text:p>
          </table:table-cell>
          <table:table-cell office:value-type="float" office:value="15.2817" calcext:value-type="float">
            <text:p>15.2817</text:p>
          </table:table-cell>
          <table:table-cell office:value-type="float" office:value="-111.3689" calcext:value-type="float">
            <text:p>-111.3689</text:p>
          </table:table-cell>
          <table:table-cell office:value-type="float" office:value="-86.3254" calcext:value-type="float">
            <text:p>-86.3254</text:p>
          </table:table-cell>
          <table:table-cell office:value-type="float" office:value="-61.9948" calcext:value-type="float">
            <text:p>-61.9948</text:p>
          </table:table-cell>
          <table:table-cell office:value-type="float" office:value="-38.7619" calcext:value-type="float">
            <text:p>-38.7619</text:p>
          </table:table-cell>
          <table:table-cell office:value-type="float" office:value="-26.4311" calcext:value-type="float">
            <text:p>-26.4311</text:p>
          </table:table-cell>
          <table:table-cell office:value-type="float" office:value="-4.3191" calcext:value-type="float">
            <text:p>-4.3191</text:p>
          </table:table-cell>
          <table:table-cell office:value-type="float" office:value="5.9663" calcext:value-type="float">
            <text:p>5.9663</text:p>
          </table:table-cell>
          <table:table-cell office:value-type="float" office:value="28.3423" calcext:value-type="float">
            <text:p>28.3423</text:p>
          </table:table-cell>
          <table:table-cell office:value-type="float" office:value="33.5265" calcext:value-type="float">
            <text:p>33.5265</text:p>
          </table:table-cell>
        </table:table-row>
        <table:table-row table:style-name="ro1">
          <table:table-cell office:value-type="float" office:value="59.1" calcext:value-type="float">
            <text:p>59.1</text:p>
          </table:table-cell>
          <table:table-cell office:value-type="float" office:value="76019.772" calcext:value-type="float">
            <text:p>76019.772</text:p>
          </table:table-cell>
          <table:table-cell office:value-type="float" office:value="1" calcext:value-type="float">
            <text:p>1</text:p>
          </table:table-cell>
          <table:table-cell office:value-type="float" office:value="60023.5783" calcext:value-type="float">
            <text:p>60023.5783</text:p>
          </table:table-cell>
          <table:table-cell office:value-type="float" office:value="101" calcext:value-type="float">
            <text:p>101</text:p>
          </table:table-cell>
          <table:table-cell office:value-type="float" office:value="59988.6273" calcext:value-type="float">
            <text:p>59988.6273</text:p>
          </table:table-cell>
          <table:table-cell office:value-type="float" office:value="59957.3728" calcext:value-type="float">
            <text:p>59957.3728</text:p>
          </table:table-cell>
          <table:table-cell office:value-type="float" office:value="59943.6678" calcext:value-type="float">
            <text:p>59943.6678</text:p>
          </table:table-cell>
          <table:table-cell office:value-type="float" office:value="59940.1649" calcext:value-type="float">
            <text:p>59940.1649</text:p>
          </table:table-cell>
          <table:table-cell office:value-type="float" office:value="59930.4362" calcext:value-type="float">
            <text:p>59930.4362</text:p>
          </table:table-cell>
          <table:table-cell office:value-type="float" office:value="59924.2127" calcext:value-type="float">
            <text:p>59924.2127</text:p>
          </table:table-cell>
          <table:table-cell office:value-type="float" office:value="59911.5273" calcext:value-type="float">
            <text:p>59911.5273</text:p>
          </table:table-cell>
          <table:table-cell office:value-type="float" office:value="59892.697" calcext:value-type="float">
            <text:p>59892.697</text:p>
          </table:table-cell>
          <table:table-cell office:value-type="float" office:value="59878.4572" calcext:value-type="float">
            <text:p>59878.4572</text:p>
          </table:table-cell>
          <table:table-cell office:value-type="float" office:value="59859.2854" calcext:value-type="float">
            <text:p>59859.2854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34.9509" calcext:value-type="float">
            <text:p>34.9509</text:p>
          </table:table-cell>
          <table:table-cell office:value-type="float" office:value="66.2054" calcext:value-type="float">
            <text:p>66.2054</text:p>
          </table:table-cell>
          <table:table-cell office:value-type="float" office:value="79.9105" calcext:value-type="float">
            <text:p>79.9105</text:p>
          </table:table-cell>
          <table:table-cell office:value-type="float" office:value="83.4133" calcext:value-type="float">
            <text:p>83.4133</text:p>
          </table:table-cell>
          <table:table-cell office:value-type="float" office:value="93.1421" calcext:value-type="float">
            <text:p>93.1421</text:p>
          </table:table-cell>
          <table:table-cell office:value-type="float" office:value="99.3655" calcext:value-type="float">
            <text:p>99.3655</text:p>
          </table:table-cell>
          <table:table-cell office:value-type="float" office:value="112.051" calcext:value-type="float">
            <text:p>112.051</text:p>
          </table:table-cell>
          <table:table-cell office:value-type="float" office:value="130.8813" calcext:value-type="float">
            <text:p>130.8813</text:p>
          </table:table-cell>
          <table:table-cell office:value-type="float" office:value="145.1211" calcext:value-type="float">
            <text:p>145.1211</text:p>
          </table:table-cell>
          <table:table-cell office:value-type="float" office:value="164.2928" calcext:value-type="float">
            <text:p>164.2928</text:p>
          </table:table-cell>
          <table:table-cell office:value-type="float" office:value="0.000000025734" calcext:value-type="float">
            <text:p>2.5734E-008</text:p>
          </table:table-cell>
          <table:table-cell office:value-type="float" office:value="0.00000000000014333" calcext:value-type="float">
            <text:p>1.4333E-013</text:p>
          </table:table-cell>
          <table:table-cell office:value-type="float" office:value="3.7748E-015" calcext:value-type="float">
            <text:p>3.7748E-015</text:p>
          </table:table-cell>
          <table:table-cell office:value-type="float" office:value="9.992E-015" calcext:value-type="float">
            <text:p>9.992E-015</text:p>
          </table:table-cell>
          <table:table-cell office:value-type="float" office:value="1.2212E-015" calcext:value-type="float">
            <text:p>1.2212E-015</text:p>
          </table:table-cell>
          <table:table-cell office:value-type="float" office:value="7.7716E-016" calcext:value-type="float">
            <text:p>7.7716E-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0.9509" calcext:value-type="float">
            <text:p>-30.9509</text:p>
          </table:table-cell>
          <table:table-cell office:value-type="float" office:value="-58.2054" calcext:value-type="float">
            <text:p>-58.2054</text:p>
          </table:table-cell>
          <table:table-cell office:value-type="float" office:value="-67.9105" calcext:value-type="float">
            <text:p>-67.9105</text:p>
          </table:table-cell>
          <table:table-cell office:value-type="float" office:value="-67.4133" calcext:value-type="float">
            <text:p>-67.4133</text:p>
          </table:table-cell>
          <table:table-cell office:value-type="float" office:value="-73.1421" calcext:value-type="float">
            <text:p>-73.1421</text:p>
          </table:table-cell>
          <table:table-cell office:value-type="float" office:value="-75.3655" calcext:value-type="float">
            <text:p>-75.3655</text:p>
          </table:table-cell>
          <table:table-cell office:value-type="float" office:value="-84.051" calcext:value-type="float">
            <text:p>-84.051</text:p>
          </table:table-cell>
          <table:table-cell office:value-type="float" office:value="-98.8813" calcext:value-type="float">
            <text:p>-98.8813</text:p>
          </table:table-cell>
          <table:table-cell office:value-type="float" office:value="-109.1211" calcext:value-type="float">
            <text:p>-109.1211</text:p>
          </table:table-cell>
          <table:table-cell office:value-type="float" office:value="-124.2928" calcext:value-type="float">
            <text:p>-124.2928</text:p>
          </table:table-cell>
          <table:table-cell office:value-type="float" office:value="-9.8837" calcext:value-type="float">
            <text:p>-9.8837</text:p>
          </table:table-cell>
          <table:table-cell office:value-type="float" office:value="-16.0711" calcext:value-type="float">
            <text:p>-16.0711</text:p>
          </table:table-cell>
          <table:table-cell office:value-type="float" office:value="-4.7089" calcext:value-type="float">
            <text:p>-4.7089</text:p>
          </table:table-cell>
          <table:table-cell office:value-type="float" office:value="16.8554" calcext:value-type="float">
            <text:p>16.8554</text:p>
          </table:table-cell>
          <table:table-cell office:value-type="float" office:value="32.1938" calcext:value-type="float">
            <text:p>32.1938</text:p>
          </table:table-cell>
          <table:table-cell office:value-type="float" office:value="51.0376" calcext:value-type="float">
            <text:p>51.0376</text:p>
          </table:table-cell>
          <table:table-cell office:value-type="float" office:value="63.4193" calcext:value-type="float">
            <text:p>63.4193</text:p>
          </table:table-cell>
          <table:table-cell office:value-type="float" office:value="69.6561" calcext:value-type="float">
            <text:p>69.6561</text:p>
          </table:table-cell>
          <table:table-cell office:value-type="float" office:value="80.4835" calcext:value-type="float">
            <text:p>80.4835</text:p>
          </table:table-cell>
          <table:table-cell office:value-type="float" office:value="86.379" calcext:value-type="float">
            <text:p>86.379</text:p>
          </table:table-cell>
        </table:table-row>
        <table:table-row table:style-name="ro1">
          <table:table-cell office:value-type="float" office:value="60.1" calcext:value-type="float">
            <text:p>60.1</text:p>
          </table:table-cell>
          <table:table-cell office:value-type="float" office:value="45403.1175" calcext:value-type="float">
            <text:p>45403.1175</text:p>
          </table:table-cell>
          <table:table-cell office:value-type="float" office:value="1" calcext:value-type="float">
            <text:p>1</text:p>
          </table:table-cell>
          <table:table-cell office:value-type="float" office:value="43358.6299" calcext:value-type="float">
            <text:p>43358.6299</text:p>
          </table:table-cell>
          <table:table-cell office:value-type="float" office:value="101" calcext:value-type="float">
            <text:p>101</text:p>
          </table:table-cell>
          <table:table-cell office:value-type="float" office:value="43353.7133" calcext:value-type="float">
            <text:p>43353.7133</text:p>
          </table:table-cell>
          <table:table-cell office:value-type="float" office:value="43240.6052" calcext:value-type="float">
            <text:p>43240.6052</text:p>
          </table:table-cell>
          <table:table-cell office:value-type="float" office:value="43243.0157" calcext:value-type="float">
            <text:p>43243.0157</text:p>
          </table:table-cell>
          <table:table-cell office:value-type="float" office:value="43240.4251" calcext:value-type="float">
            <text:p>43240.4251</text:p>
          </table:table-cell>
          <table:table-cell office:value-type="float" office:value="43245.7005" calcext:value-type="float">
            <text:p>43245.7005</text:p>
          </table:table-cell>
          <table:table-cell office:value-type="float" office:value="43250.5742" calcext:value-type="float">
            <text:p>43250.5742</text:p>
          </table:table-cell>
          <table:table-cell office:value-type="float" office:value="43247.4927" calcext:value-type="float">
            <text:p>43247.4927</text:p>
          </table:table-cell>
          <table:table-cell office:value-type="float" office:value="43252.0674" calcext:value-type="float">
            <text:p>43252.0674</text:p>
          </table:table-cell>
          <table:table-cell office:value-type="float" office:value="43251.9126" calcext:value-type="float">
            <text:p>43251.9126</text:p>
          </table:table-cell>
          <table:table-cell office:value-type="float" office:value="43248.3919" calcext:value-type="float">
            <text:p>43248.3919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4.9167" calcext:value-type="float">
            <text:p>4.9167</text:p>
          </table:table-cell>
          <table:table-cell office:value-type="float" office:value="118.0247" calcext:value-type="float">
            <text:p>118.0247</text:p>
          </table:table-cell>
          <table:table-cell office:value-type="float" office:value="115.6142" calcext:value-type="float">
            <text:p>115.6142</text:p>
          </table:table-cell>
          <table:table-cell office:value-type="float" office:value="118.2048" calcext:value-type="float">
            <text:p>118.2048</text:p>
          </table:table-cell>
          <table:table-cell office:value-type="float" office:value="112.9295" calcext:value-type="float">
            <text:p>112.9295</text:p>
          </table:table-cell>
          <table:table-cell office:value-type="float" office:value="108.0557" calcext:value-type="float">
            <text:p>108.0557</text:p>
          </table:table-cell>
          <table:table-cell office:value-type="float" office:value="111.1372" calcext:value-type="float">
            <text:p>111.1372</text:p>
          </table:table-cell>
          <table:table-cell office:value-type="float" office:value="106.5626" calcext:value-type="float">
            <text:p>106.5626</text:p>
          </table:table-cell>
          <table:table-cell office:value-type="float" office:value="106.7173" calcext:value-type="float">
            <text:p>106.7173</text:p>
          </table:table-cell>
          <table:table-cell office:value-type="float" office:value="110.238" calcext:value-type="float">
            <text:p>110.238</text:p>
          </table:table-cell>
          <table:table-cell office:value-type="float" office:value="0.085578" calcext:value-type="float">
            <text:p>0.0855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9984E-015" calcext:value-type="float">
            <text:p>1.9984E-015</text:p>
          </table:table-cell>
          <table:table-cell office:value-type="float" office:value="0.000000000000012768" calcext:value-type="float">
            <text:p>1.2768E-014</text:p>
          </table:table-cell>
          <table:table-cell office:value-type="float" office:value="0.000000000000017764" calcext:value-type="float">
            <text:p>1.7764E-014</text:p>
          </table:table-cell>
          <table:table-cell office:value-type="float" office:value="-0.91665" calcext:value-type="float">
            <text:p>-0.91665</text:p>
          </table:table-cell>
          <table:table-cell office:value-type="float" office:value="-110.0247" calcext:value-type="float">
            <text:p>-110.0247</text:p>
          </table:table-cell>
          <table:table-cell office:value-type="float" office:value="-103.6142" calcext:value-type="float">
            <text:p>-103.6142</text:p>
          </table:table-cell>
          <table:table-cell office:value-type="float" office:value="-102.2048" calcext:value-type="float">
            <text:p>-102.2048</text:p>
          </table:table-cell>
          <table:table-cell office:value-type="float" office:value="-92.9295" calcext:value-type="float">
            <text:p>-92.9295</text:p>
          </table:table-cell>
          <table:table-cell office:value-type="float" office:value="-84.0557" calcext:value-type="float">
            <text:p>-84.0557</text:p>
          </table:table-cell>
          <table:table-cell office:value-type="float" office:value="-83.1372" calcext:value-type="float">
            <text:p>-83.1372</text:p>
          </table:table-cell>
          <table:table-cell office:value-type="float" office:value="-74.5626" calcext:value-type="float">
            <text:p>-74.5626</text:p>
          </table:table-cell>
          <table:table-cell office:value-type="float" office:value="-70.7173" calcext:value-type="float">
            <text:p>-70.7173</text:p>
          </table:table-cell>
          <table:table-cell office:value-type="float" office:value="-70.238" calcext:value-type="float">
            <text:p>-70.238</text:p>
          </table:table-cell>
          <table:table-cell office:value-type="float" office:value="20.1505" calcext:value-type="float">
            <text:p>20.1505</text:p>
          </table:table-cell>
          <table:table-cell office:value-type="float" office:value="-67.8904" calcext:value-type="float">
            <text:p>-67.8904</text:p>
          </table:table-cell>
          <table:table-cell office:value-type="float" office:value="-40.4127" calcext:value-type="float">
            <text:p>-40.4127</text:p>
          </table:table-cell>
          <table:table-cell office:value-type="float" office:value="-17.9361" calcext:value-type="float">
            <text:p>-17.9361</text:p>
          </table:table-cell>
          <table:table-cell office:value-type="float" office:value="12.4064" calcext:value-type="float">
            <text:p>12.4064</text:p>
          </table:table-cell>
          <table:table-cell office:value-type="float" office:value="42.3473" calcext:value-type="float">
            <text:p>42.3473</text:p>
          </table:table-cell>
          <table:table-cell office:value-type="float" office:value="64.333" calcext:value-type="float">
            <text:p>64.333</text:p>
          </table:table-cell>
          <table:table-cell office:value-type="float" office:value="93.9749" calcext:value-type="float">
            <text:p>93.9749</text:p>
          </table:table-cell>
          <table:table-cell office:value-type="float" office:value="118.8873" calcext:value-type="float">
            <text:p>118.8873</text:p>
          </table:table-cell>
          <table:table-cell office:value-type="float" office:value="140.4338" calcext:value-type="float">
            <text:p>140.4338</text:p>
          </table:table-cell>
        </table:table-row>
        <table:table-row table:style-name="ro1">
          <table:table-cell office:value-type="float" office:value="62.1" calcext:value-type="float">
            <text:p>62.1</text:p>
          </table:table-cell>
          <table:table-cell office:value-type="float" office:value="25707.7107" calcext:value-type="float">
            <text:p>25707.7107</text:p>
          </table:table-cell>
          <table:table-cell office:value-type="float" office:value="1" calcext:value-type="float">
            <text:p>1</text:p>
          </table:table-cell>
          <table:table-cell office:value-type="float" office:value="22359.8363" calcext:value-type="float">
            <text:p>22359.8363</text:p>
          </table:table-cell>
          <table:table-cell office:value-type="float" office:value="101" calcext:value-type="float">
            <text:p>101</text:p>
          </table:table-cell>
          <table:table-cell office:value-type="float" office:value="22340.1233" calcext:value-type="float">
            <text:p>22340.1233</text:p>
          </table:table-cell>
          <table:table-cell office:value-type="float" office:value="22324.7456" calcext:value-type="float">
            <text:p>22324.7456</text:p>
          </table:table-cell>
          <table:table-cell office:value-type="float" office:value="22327.9056" calcext:value-type="float">
            <text:p>22327.9056</text:p>
          </table:table-cell>
          <table:table-cell office:value-type="float" office:value="22331.6949" calcext:value-type="float">
            <text:p>22331.6949</text:p>
          </table:table-cell>
          <table:table-cell office:value-type="float" office:value="22335.5788" calcext:value-type="float">
            <text:p>22335.5788</text:p>
          </table:table-cell>
          <table:table-cell office:value-type="float" office:value="22338.3686" calcext:value-type="float">
            <text:p>22338.3686</text:p>
          </table:table-cell>
          <table:table-cell office:value-type="float" office:value="22343.1274" calcext:value-type="float">
            <text:p>22343.1274</text:p>
          </table:table-cell>
          <table:table-cell office:value-type="float" office:value="22342.9952" calcext:value-type="float">
            <text:p>22342.9952</text:p>
          </table:table-cell>
          <table:table-cell office:value-type="float" office:value="22349.6643" calcext:value-type="float">
            <text:p>22349.6643</text:p>
          </table:table-cell>
          <table:table-cell office:value-type="float" office:value="22351.414" calcext:value-type="float">
            <text:p>22351.414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9.7131" calcext:value-type="float">
            <text:p>19.7131</text:p>
          </table:table-cell>
          <table:table-cell office:value-type="float" office:value="35.0907" calcext:value-type="float">
            <text:p>35.0907</text:p>
          </table:table-cell>
          <table:table-cell office:value-type="float" office:value="31.9308" calcext:value-type="float">
            <text:p>31.9308</text:p>
          </table:table-cell>
          <table:table-cell office:value-type="float" office:value="28.1414" calcext:value-type="float">
            <text:p>28.1414</text:p>
          </table:table-cell>
          <table:table-cell office:value-type="float" office:value="24.2575" calcext:value-type="float">
            <text:p>24.2575</text:p>
          </table:table-cell>
          <table:table-cell office:value-type="float" office:value="21.4677" calcext:value-type="float">
            <text:p>21.4677</text:p>
          </table:table-cell>
          <table:table-cell office:value-type="float" office:value="16.709" calcext:value-type="float">
            <text:p>16.709</text:p>
          </table:table-cell>
          <table:table-cell office:value-type="float" office:value="16.8411" calcext:value-type="float">
            <text:p>16.8411</text:p>
          </table:table-cell>
          <table:table-cell office:value-type="float" office:value="10.172" calcext:value-type="float">
            <text:p>10.172</text:p>
          </table:table-cell>
          <table:table-cell office:value-type="float" office:value="8.4224" calcext:value-type="float">
            <text:p>8.4224</text:p>
          </table:table-cell>
          <table:table-cell office:value-type="float" office:value="0.000052403" calcext:value-type="float">
            <text:p>0.000052403</text:p>
          </table:table-cell>
          <table:table-cell office:value-type="float" office:value="0.00000044502" calcext:value-type="float">
            <text:p>0.000000445</text:p>
          </table:table-cell>
          <table:table-cell office:value-type="float" office:value="0.000016824" calcext:value-type="float">
            <text:p>0.000016824</text:p>
          </table:table-cell>
          <table:table-cell office:value-type="float" office:value="0.00044809" calcext:value-type="float">
            <text:p>0.00044809</text:p>
          </table:table-cell>
          <table:table-cell office:value-type="float" office:value="0.0069454" calcext:value-type="float">
            <text:p>0.0069454</text:p>
          </table:table-cell>
          <table:table-cell office:value-type="float" office:value="0.043937" calcext:value-type="float">
            <text:p>0.043937</text:p>
          </table:table-cell>
          <table:table-cell office:value-type="float" office:value="0.27202" calcext:value-type="float">
            <text:p>0.27202</text:p>
          </table:table-cell>
          <table:table-cell office:value-type="float" office:value="0.39595" calcext:value-type="float">
            <text:p>0.39595</text:p>
          </table:table-cell>
          <table:table-cell office:value-type="float" office:value="0.92615" calcext:value-type="float">
            <text:p>0.92615</text:p>
          </table:table-cell>
          <table:table-cell office:value-type="float" office:value="0.98868" calcext:value-type="float">
            <text:p>0.98868</text:p>
          </table:table-cell>
          <table:table-cell office:value-type="float" office:value="-15.7131" calcext:value-type="float">
            <text:p>-15.7131</text:p>
          </table:table-cell>
          <table:table-cell office:value-type="float" office:value="-27.0907" calcext:value-type="float">
            <text:p>-27.0907</text:p>
          </table:table-cell>
          <table:table-cell office:value-type="float" office:value="-19.9308" calcext:value-type="float">
            <text:p>-19.9308</text:p>
          </table:table-cell>
          <table:table-cell office:value-type="float" office:value="-12.1414" calcext:value-type="float">
            <text:p>-12.1414</text:p>
          </table:table-cell>
          <table:table-cell office:value-type="float" office:value="-4.2575" calcext:value-type="float">
            <text:p>-4.2575</text:p>
          </table:table-cell>
          <table:table-cell office:value-type="float" office:value="2.5323" calcext:value-type="float">
            <text:p>2.5323</text:p>
          </table:table-cell>
          <table:table-cell office:value-type="float" office:value="11.291" calcext:value-type="float">
            <text:p>11.291</text:p>
          </table:table-cell>
          <table:table-cell office:value-type="float" office:value="15.1589" calcext:value-type="float">
            <text:p>15.1589</text:p>
          </table:table-cell>
          <table:table-cell office:value-type="float" office:value="25.828" calcext:value-type="float">
            <text:p>25.828</text:p>
          </table:table-cell>
          <table:table-cell office:value-type="float" office:value="31.5776" calcext:value-type="float">
            <text:p>31.5776</text:p>
          </table:table-cell>
          <table:table-cell office:value-type="float" office:value="5.3541" calcext:value-type="float">
            <text:p>5.3541</text:p>
          </table:table-cell>
          <table:table-cell office:value-type="float" office:value="15.0436" calcext:value-type="float">
            <text:p>15.0436</text:p>
          </table:table-cell>
          <table:table-cell office:value-type="float" office:value="43.2708" calcext:value-type="float">
            <text:p>43.2708</text:p>
          </table:table-cell>
          <table:table-cell office:value-type="float" office:value="72.1273" calcext:value-type="float">
            <text:p>72.1273</text:p>
          </table:table-cell>
          <table:table-cell office:value-type="float" office:value="101.0784" calcext:value-type="float">
            <text:p>101.0784</text:p>
          </table:table-cell>
          <table:table-cell office:value-type="float" office:value="128.9354" calcext:value-type="float">
            <text:p>128.9354</text:p>
          </table:table-cell>
          <table:table-cell office:value-type="float" office:value="158.7613" calcext:value-type="float">
            <text:p>158.7613</text:p>
          </table:table-cell>
          <table:table-cell office:value-type="float" office:value="183.6963" calcext:value-type="float">
            <text:p>183.6963</text:p>
          </table:table-cell>
          <table:table-cell office:value-type="float" office:value="215.4326" calcext:value-type="float">
            <text:p>215.4326</text:p>
          </table:table-cell>
          <table:table-cell office:value-type="float" office:value="242.2495" calcext:value-type="float">
            <text:p>242.2495</text:p>
          </table:table-cell>
        </table:table-row>
        <table:table-row table:style-name="ro1">
          <table:table-cell office:value-type="float" office:value="81.1" calcext:value-type="float">
            <text:p>81.1</text:p>
          </table:table-cell>
          <table:table-cell office:value-type="float" office:value="70765.5438" calcext:value-type="float">
            <text:p>70765.5438</text:p>
          </table:table-cell>
          <table:table-cell office:value-type="float" office:value="1" calcext:value-type="float">
            <text:p>1</text:p>
          </table:table-cell>
          <table:table-cell office:value-type="float" office:value="68590.4509" calcext:value-type="float">
            <text:p>68590.4509</text:p>
          </table:table-cell>
          <table:table-cell office:value-type="float" office:value="101" calcext:value-type="float">
            <text:p>101</text:p>
          </table:table-cell>
          <table:table-cell office:value-type="float" office:value="68567.6254" calcext:value-type="float">
            <text:p>68567.6254</text:p>
          </table:table-cell>
          <table:table-cell office:value-type="float" office:value="68170.6741" calcext:value-type="float">
            <text:p>68170.6741</text:p>
          </table:table-cell>
          <table:table-cell office:value-type="float" office:value="68176.574" calcext:value-type="float">
            <text:p>68176.574</text:p>
          </table:table-cell>
          <table:table-cell office:value-type="float" office:value="68167.7896" calcext:value-type="float">
            <text:p>68167.7896</text:p>
          </table:table-cell>
          <table:table-cell office:value-type="float" office:value="68173.4695" calcext:value-type="float">
            <text:p>68173.4695</text:p>
          </table:table-cell>
          <table:table-cell office:value-type="float" office:value="68177.8668" calcext:value-type="float">
            <text:p>68177.8668</text:p>
          </table:table-cell>
          <table:table-cell office:value-type="float" office:value="68180.4097" calcext:value-type="float">
            <text:p>68180.4097</text:p>
          </table:table-cell>
          <table:table-cell office:value-type="float" office:value="68169.1026" calcext:value-type="float">
            <text:p>68169.1026</text:p>
          </table:table-cell>
          <table:table-cell office:value-type="float" office:value="68153.2928" calcext:value-type="float">
            <text:p>68153.2928</text:p>
          </table:table-cell>
          <table:table-cell office:value-type="float" office:value="68145.1356" calcext:value-type="float">
            <text:p>68145.1356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22.8254" calcext:value-type="float">
            <text:p>22.8254</text:p>
          </table:table-cell>
          <table:table-cell office:value-type="float" office:value="419.7768" calcext:value-type="float">
            <text:p>419.7768</text:p>
          </table:table-cell>
          <table:table-cell office:value-type="float" office:value="413.8769" calcext:value-type="float">
            <text:p>413.8769</text:p>
          </table:table-cell>
          <table:table-cell office:value-type="float" office:value="422.6612" calcext:value-type="float">
            <text:p>422.6612</text:p>
          </table:table-cell>
          <table:table-cell office:value-type="float" office:value="416.9814" calcext:value-type="float">
            <text:p>416.9814</text:p>
          </table:table-cell>
          <table:table-cell office:value-type="float" office:value="412.584" calcext:value-type="float">
            <text:p>412.584</text:p>
          </table:table-cell>
          <table:table-cell office:value-type="float" office:value="410.0411" calcext:value-type="float">
            <text:p>410.0411</text:p>
          </table:table-cell>
          <table:table-cell office:value-type="float" office:value="421.3483" calcext:value-type="float">
            <text:p>421.3483</text:p>
          </table:table-cell>
          <table:table-cell office:value-type="float" office:value="437.158" calcext:value-type="float">
            <text:p>437.158</text:p>
          </table:table-cell>
          <table:table-cell office:value-type="float" office:value="445.3153" calcext:value-type="float">
            <text:p>445.3153</text:p>
          </table:table-cell>
          <table:table-cell office:value-type="float" office:value="0.000011054" calcext:value-type="float">
            <text:p>0.00001105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8.8254" calcext:value-type="float">
            <text:p>-18.8254</text:p>
          </table:table-cell>
          <table:table-cell office:value-type="float" office:value="-411.7768" calcext:value-type="float">
            <text:p>-411.7768</text:p>
          </table:table-cell>
          <table:table-cell office:value-type="float" office:value="-401.8769" calcext:value-type="float">
            <text:p>-401.8769</text:p>
          </table:table-cell>
          <table:table-cell office:value-type="float" office:value="-406.6612" calcext:value-type="float">
            <text:p>-406.6612</text:p>
          </table:table-cell>
          <table:table-cell office:value-type="float" office:value="-396.9814" calcext:value-type="float">
            <text:p>-396.9814</text:p>
          </table:table-cell>
          <table:table-cell office:value-type="float" office:value="-388.584" calcext:value-type="float">
            <text:p>-388.584</text:p>
          </table:table-cell>
          <table:table-cell office:value-type="float" office:value="-382.0411" calcext:value-type="float">
            <text:p>-382.0411</text:p>
          </table:table-cell>
          <table:table-cell office:value-type="float" office:value="-389.3483" calcext:value-type="float">
            <text:p>-389.3483</text:p>
          </table:table-cell>
          <table:table-cell office:value-type="float" office:value="-401.158" calcext:value-type="float">
            <text:p>-401.158</text:p>
          </table:table-cell>
          <table:table-cell office:value-type="float" office:value="-405.3153" calcext:value-type="float">
            <text:p>-405.3153</text:p>
          </table:table-cell>
          <table:table-cell office:value-type="float" office:value="2.2417" calcext:value-type="float">
            <text:p>2.2417</text:p>
          </table:table-cell>
          <table:table-cell office:value-type="float" office:value="-369.6424" calcext:value-type="float">
            <text:p>-369.6424</text:p>
          </table:table-cell>
          <table:table-cell office:value-type="float" office:value="-338.6753" calcext:value-type="float">
            <text:p>-338.6753</text:p>
          </table:table-cell>
          <table:table-cell office:value-type="float" office:value="-322.3925" calcext:value-type="float">
            <text:p>-322.3925</text:p>
          </table:table-cell>
          <table:table-cell office:value-type="float" office:value="-291.6455" calcext:value-type="float">
            <text:p>-291.6455</text:p>
          </table:table-cell>
          <table:table-cell office:value-type="float" office:value="-262.1809" calcext:value-type="float">
            <text:p>-262.1809</text:p>
          </table:table-cell>
          <table:table-cell office:value-type="float" office:value="-234.5708" calcext:value-type="float">
            <text:p>-234.5708</text:p>
          </table:table-cell>
          <table:table-cell office:value-type="float" office:value="-220.8108" calcext:value-type="float">
            <text:p>-220.8108</text:p>
          </table:table-cell>
          <table:table-cell office:value-type="float" office:value="-211.5534" calcext:value-type="float">
            <text:p>-211.5534</text:p>
          </table:table-cell>
          <table:table-cell office:value-type="float" office:value="-194.6435" calcext:value-type="float">
            <text:p>-194.6435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33250.0684" calcext:value-type="float">
            <text:p>33250.0684</text:p>
          </table:table-cell>
          <table:table-cell office:value-type="float" office:value="1" calcext:value-type="float">
            <text:p>1</text:p>
          </table:table-cell>
          <table:table-cell office:value-type="float" office:value="29953.7986" calcext:value-type="float">
            <text:p>29953.7986</text:p>
          </table:table-cell>
          <table:table-cell office:value-type="float" office:value="101" calcext:value-type="float">
            <text:p>101</text:p>
          </table:table-cell>
          <table:table-cell office:value-type="float" office:value="29941.2865" calcext:value-type="float">
            <text:p>29941.2865</text:p>
          </table:table-cell>
          <table:table-cell office:value-type="float" office:value="29783.9996" calcext:value-type="float">
            <text:p>29783.9996</text:p>
          </table:table-cell>
          <table:table-cell office:value-type="float" office:value="29759.2015" calcext:value-type="float">
            <text:p>29759.2015</text:p>
          </table:table-cell>
          <table:table-cell office:value-type="float" office:value="29759.8748" calcext:value-type="float">
            <text:p>29759.8748</text:p>
          </table:table-cell>
          <table:table-cell office:value-type="float" office:value="29767.2949" calcext:value-type="float">
            <text:p>29767.2949</text:p>
          </table:table-cell>
          <table:table-cell office:value-type="float" office:value="29776.174" calcext:value-type="float">
            <text:p>29776.174</text:p>
          </table:table-cell>
          <table:table-cell office:value-type="float" office:value="29785.2943" calcext:value-type="float">
            <text:p>29785.2943</text:p>
          </table:table-cell>
          <table:table-cell office:value-type="float" office:value="29785.1075" calcext:value-type="float">
            <text:p>29785.1075</text:p>
          </table:table-cell>
          <table:table-cell office:value-type="float" office:value="29768.2907" calcext:value-type="float">
            <text:p>29768.2907</text:p>
          </table:table-cell>
          <table:table-cell office:value-type="float" office:value="29737.2778" calcext:value-type="float">
            <text:p>29737.2778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.512" calcext:value-type="float">
            <text:p>12.512</text:p>
          </table:table-cell>
          <table:table-cell office:value-type="float" office:value="169.7989" calcext:value-type="float">
            <text:p>169.7989</text:p>
          </table:table-cell>
          <table:table-cell office:value-type="float" office:value="194.5971" calcext:value-type="float">
            <text:p>194.5971</text:p>
          </table:table-cell>
          <table:table-cell office:value-type="float" office:value="193.9238" calcext:value-type="float">
            <text:p>193.9238</text:p>
          </table:table-cell>
          <table:table-cell office:value-type="float" office:value="186.5036" calcext:value-type="float">
            <text:p>186.5036</text:p>
          </table:table-cell>
          <table:table-cell office:value-type="float" office:value="177.6246" calcext:value-type="float">
            <text:p>177.6246</text:p>
          </table:table-cell>
          <table:table-cell office:value-type="float" office:value="168.5043" calcext:value-type="float">
            <text:p>168.5043</text:p>
          </table:table-cell>
          <table:table-cell office:value-type="float" office:value="168.691" calcext:value-type="float">
            <text:p>168.691</text:p>
          </table:table-cell>
          <table:table-cell office:value-type="float" office:value="185.5079" calcext:value-type="float">
            <text:p>185.5079</text:p>
          </table:table-cell>
          <table:table-cell office:value-type="float" office:value="216.5207" calcext:value-type="float">
            <text:p>216.5207</text:p>
          </table:table-cell>
          <table:table-cell office:value-type="float" office:value="0.0019189" calcext:value-type="float">
            <text:p>0.001918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8.512" calcext:value-type="float">
            <text:p>-8.512</text:p>
          </table:table-cell>
          <table:table-cell office:value-type="float" office:value="-161.7989" calcext:value-type="float">
            <text:p>-161.7989</text:p>
          </table:table-cell>
          <table:table-cell office:value-type="float" office:value="-182.5971" calcext:value-type="float">
            <text:p>-182.5971</text:p>
          </table:table-cell>
          <table:table-cell office:value-type="float" office:value="-177.9238" calcext:value-type="float">
            <text:p>-177.9238</text:p>
          </table:table-cell>
          <table:table-cell office:value-type="float" office:value="-166.5036" calcext:value-type="float">
            <text:p>-166.5036</text:p>
          </table:table-cell>
          <table:table-cell office:value-type="float" office:value="-153.6246" calcext:value-type="float">
            <text:p>-153.6246</text:p>
          </table:table-cell>
          <table:table-cell office:value-type="float" office:value="-140.5043" calcext:value-type="float">
            <text:p>-140.5043</text:p>
          </table:table-cell>
          <table:table-cell office:value-type="float" office:value="-136.691" calcext:value-type="float">
            <text:p>-136.691</text:p>
          </table:table-cell>
          <table:table-cell office:value-type="float" office:value="-149.5079" calcext:value-type="float">
            <text:p>-149.5079</text:p>
          </table:table-cell>
          <table:table-cell office:value-type="float" office:value="-176.5207" calcext:value-type="float">
            <text:p>-176.5207</text:p>
          </table:table-cell>
          <table:table-cell office:value-type="float" office:value="12.5552" calcext:value-type="float">
            <text:p>12.5552</text:p>
          </table:table-cell>
          <table:table-cell office:value-type="float" office:value="-119.6646" calcext:value-type="float">
            <text:p>-119.6646</text:p>
          </table:table-cell>
          <table:table-cell office:value-type="float" office:value="-119.3955" calcext:value-type="float">
            <text:p>-119.3955</text:p>
          </table:table-cell>
          <table:table-cell office:value-type="float" office:value="-93.6551" calcext:value-type="float">
            <text:p>-93.6551</text:p>
          </table:table-cell>
          <table:table-cell office:value-type="float" office:value="-61.1677" calcext:value-type="float">
            <text:p>-61.1677</text:p>
          </table:table-cell>
          <table:table-cell office:value-type="float" office:value="-27.2215" calcext:value-type="float">
            <text:p>-27.2215</text:p>
          </table:table-cell>
          <table:table-cell office:value-type="float" office:value="6.966" calcext:value-type="float">
            <text:p>6.966</text:p>
          </table:table-cell>
          <table:table-cell office:value-type="float" office:value="31.8464" calcext:value-type="float">
            <text:p>31.8464</text:p>
          </table:table-cell>
          <table:table-cell office:value-type="float" office:value="40.0967" calcext:value-type="float">
            <text:p>40.0967</text:p>
          </table:table-cell>
          <table:table-cell office:value-type="float" office:value="34.1511" calcext:value-type="float">
            <text:p>34.151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2715.101" calcext:value-type="float">
            <text:p>32715.101</text:p>
          </table:table-cell>
          <table:table-cell office:value-type="float" office:value="1" calcext:value-type="float">
            <text:p>1</text:p>
          </table:table-cell>
          <table:table-cell office:value-type="float" office:value="28996.8646" calcext:value-type="float">
            <text:p>28996.8646</text:p>
          </table:table-cell>
          <table:table-cell office:value-type="float" office:value="101" calcext:value-type="float">
            <text:p>101</text:p>
          </table:table-cell>
          <table:table-cell office:value-type="float" office:value="28982.0692" calcext:value-type="float">
            <text:p>28982.0692</text:p>
          </table:table-cell>
          <table:table-cell office:value-type="float" office:value="28979.1439" calcext:value-type="float">
            <text:p>28979.1439</text:p>
          </table:table-cell>
          <table:table-cell office:value-type="float" office:value="28984.3198" calcext:value-type="float">
            <text:p>28984.3198</text:p>
          </table:table-cell>
          <table:table-cell office:value-type="float" office:value="28982.4455" calcext:value-type="float">
            <text:p>28982.4455</text:p>
          </table:table-cell>
          <table:table-cell office:value-type="float" office:value="28982.2631" calcext:value-type="float">
            <text:p>28982.2631</text:p>
          </table:table-cell>
          <table:table-cell office:value-type="float" office:value="28990.5924" calcext:value-type="float">
            <text:p>28990.5924</text:p>
          </table:table-cell>
          <table:table-cell office:value-type="float" office:value="28999.4225" calcext:value-type="float">
            <text:p>28999.4225</text:p>
          </table:table-cell>
          <table:table-cell office:value-type="float" office:value="29007.6935" calcext:value-type="float">
            <text:p>29007.6935</text:p>
          </table:table-cell>
          <table:table-cell office:value-type="float" office:value="29016.5524" calcext:value-type="float">
            <text:p>29016.5524</text:p>
          </table:table-cell>
          <table:table-cell office:value-type="float" office:value="29025.4013" calcext:value-type="float">
            <text:p>29025.4013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4.7954" calcext:value-type="float">
            <text:p>14.7954</text:p>
          </table:table-cell>
          <table:table-cell office:value-type="float" office:value="17.7207" calcext:value-type="float">
            <text:p>17.7207</text:p>
          </table:table-cell>
          <table:table-cell office:value-type="float" office:value="12.5448" calcext:value-type="float">
            <text:p>12.5448</text:p>
          </table:table-cell>
          <table:table-cell office:value-type="float" office:value="14.4191" calcext:value-type="float">
            <text:p>14.4191</text:p>
          </table:table-cell>
          <table:table-cell office:value-type="float" office:value="14.6015" calcext:value-type="float">
            <text:p>14.6015</text:p>
          </table:table-cell>
          <table:table-cell office:value-type="float" office:value="6.2722" calcext:value-type="float">
            <text:p>6.2722</text:p>
          </table:table-cell>
          <table:table-cell office:value-type="float" office:value="-2.5579" calcext:value-type="float">
            <text:p>-2.5579</text:p>
          </table:table-cell>
          <table:table-cell office:value-type="float" office:value="-10.8289" calcext:value-type="float">
            <text:p>-10.8289</text:p>
          </table:table-cell>
          <table:table-cell office:value-type="float" office:value="-19.6878" calcext:value-type="float">
            <text:p>-19.6878</text:p>
          </table:table-cell>
          <table:table-cell office:value-type="float" office:value="-28.5367" calcext:value-type="float">
            <text:p>-28.5367</text:p>
          </table:table-cell>
          <table:table-cell office:value-type="float" office:value="0.00061265" calcext:value-type="float">
            <text:p>0.00061265</text:p>
          </table:table-cell>
          <table:table-cell office:value-type="float" office:value="0.0013992" calcext:value-type="float">
            <text:p>0.0013992</text:p>
          </table:table-cell>
          <table:table-cell office:value-type="float" office:value="0.050862" calcext:value-type="float">
            <text:p>0.050862</text:p>
          </table:table-cell>
          <table:table-cell office:value-type="float" office:value="0.071476" calcext:value-type="float">
            <text:p>0.071476</text:p>
          </table:table-cell>
          <table:table-cell office:value-type="float" office:value="0.14728" calcext:value-type="float">
            <text:p>0.14728</text:p>
          </table:table-cell>
          <table:table-cell office:value-type="float" office:value="0.90174" calcext:value-type="float">
            <text:p>0.9017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0.7954" calcext:value-type="float">
            <text:p>-10.7954</text:p>
          </table:table-cell>
          <table:table-cell office:value-type="float" office:value="-9.7207" calcext:value-type="float">
            <text:p>-9.7207</text:p>
          </table:table-cell>
          <table:table-cell office:value-type="float" office:value="-0.54482" calcext:value-type="float">
            <text:p>-0.54482</text:p>
          </table:table-cell>
          <table:table-cell office:value-type="float" office:value="1.5809" calcext:value-type="float">
            <text:p>1.5809</text:p>
          </table:table-cell>
          <table:table-cell office:value-type="float" office:value="5.3985" calcext:value-type="float">
            <text:p>5.3985</text:p>
          </table:table-cell>
          <table:table-cell office:value-type="float" office:value="17.7278" calcext:value-type="float">
            <text:p>17.7278</text:p>
          </table:table-cell>
          <table:table-cell office:value-type="float" office:value="30.5579" calcext:value-type="float">
            <text:p>30.5579</text:p>
          </table:table-cell>
          <table:table-cell office:value-type="float" office:value="42.8289" calcext:value-type="float">
            <text:p>42.8289</text:p>
          </table:table-cell>
          <table:table-cell office:value-type="float" office:value="55.6878" calcext:value-type="float">
            <text:p>55.6878</text:p>
          </table:table-cell>
          <table:table-cell office:value-type="float" office:value="68.5367" calcext:value-type="float">
            <text:p>68.5367</text:p>
          </table:table-cell>
          <table:table-cell office:value-type="float" office:value="10.2717" calcext:value-type="float">
            <text:p>10.2717</text:p>
          </table:table-cell>
          <table:table-cell office:value-type="float" office:value="32.4137" calcext:value-type="float">
            <text:p>32.4137</text:p>
          </table:table-cell>
          <table:table-cell office:value-type="float" office:value="62.6567" calcext:value-type="float">
            <text:p>62.6567</text:p>
          </table:table-cell>
          <table:table-cell office:value-type="float" office:value="85.8497" calcext:value-type="float">
            <text:p>85.8497</text:p>
          </table:table-cell>
          <table:table-cell office:value-type="float" office:value="110.7344" calcext:value-type="float">
            <text:p>110.7344</text:p>
          </table:table-cell>
          <table:table-cell office:value-type="float" office:value="144.1309" calcext:value-type="float">
            <text:p>144.1309</text:p>
          </table:table-cell>
          <table:table-cell office:value-type="float" office:value="178.0282" calcext:value-type="float">
            <text:p>178.0282</text:p>
          </table:table-cell>
          <table:table-cell office:value-type="float" office:value="211.3663" calcext:value-type="float">
            <text:p>211.3663</text:p>
          </table:table-cell>
          <table:table-cell office:value-type="float" office:value="245.2924" calcext:value-type="float">
            <text:p>245.2924</text:p>
          </table:table-cell>
          <table:table-cell office:value-type="float" office:value="279.2086" calcext:value-type="float">
            <text:p>279.2086</text:p>
          </table:table-cell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64112.187" calcext:value-type="float">
            <text:p>64112.187</text:p>
          </table:table-cell>
          <table:table-cell office:value-type="float" office:value="1" calcext:value-type="float">
            <text:p>1</text:p>
          </table:table-cell>
          <table:table-cell office:value-type="float" office:value="60387.1365" calcext:value-type="float">
            <text:p>60387.1365</text:p>
          </table:table-cell>
          <table:table-cell office:value-type="float" office:value="101" calcext:value-type="float">
            <text:p>101</text:p>
          </table:table-cell>
          <table:table-cell office:value-type="float" office:value="60332.7145" calcext:value-type="float">
            <text:p>60332.7145</text:p>
          </table:table-cell>
          <table:table-cell office:value-type="float" office:value="60247.5349" calcext:value-type="float">
            <text:p>60247.5349</text:p>
          </table:table-cell>
          <table:table-cell office:value-type="float" office:value="60239.8738" calcext:value-type="float">
            <text:p>60239.8738</text:p>
          </table:table-cell>
          <table:table-cell office:value-type="float" office:value="60223.0501" calcext:value-type="float">
            <text:p>60223.0501</text:p>
          </table:table-cell>
          <table:table-cell office:value-type="float" office:value="60213.9619" calcext:value-type="float">
            <text:p>60213.9619</text:p>
          </table:table-cell>
          <table:table-cell office:value-type="float" office:value="60207.8418" calcext:value-type="float">
            <text:p>60207.8418</text:p>
          </table:table-cell>
          <table:table-cell office:value-type="float" office:value="60197.5753" calcext:value-type="float">
            <text:p>60197.5753</text:p>
          </table:table-cell>
          <table:table-cell office:value-type="float" office:value="60205.5602" calcext:value-type="float">
            <text:p>60205.5602</text:p>
          </table:table-cell>
          <table:table-cell office:value-type="float" office:value="60222.771" calcext:value-type="float">
            <text:p>60222.771</text:p>
          </table:table-cell>
          <table:table-cell office:value-type="float" office:value="60227.1798" calcext:value-type="float">
            <text:p>60227.1798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54.4219" calcext:value-type="float">
            <text:p>54.4219</text:p>
          </table:table-cell>
          <table:table-cell office:value-type="float" office:value="139.6016" calcext:value-type="float">
            <text:p>139.6016</text:p>
          </table:table-cell>
          <table:table-cell office:value-type="float" office:value="147.2626" calcext:value-type="float">
            <text:p>147.2626</text:p>
          </table:table-cell>
          <table:table-cell office:value-type="float" office:value="164.0864" calcext:value-type="float">
            <text:p>164.0864</text:p>
          </table:table-cell>
          <table:table-cell office:value-type="float" office:value="173.1746" calcext:value-type="float">
            <text:p>173.1746</text:p>
          </table:table-cell>
          <table:table-cell office:value-type="float" office:value="179.2947" calcext:value-type="float">
            <text:p>179.2947</text:p>
          </table:table-cell>
          <table:table-cell office:value-type="float" office:value="189.5611" calcext:value-type="float">
            <text:p>189.5611</text:p>
          </table:table-cell>
          <table:table-cell office:value-type="float" office:value="181.5762" calcext:value-type="float">
            <text:p>181.5762</text:p>
          </table:table-cell>
          <table:table-cell office:value-type="float" office:value="164.3655" calcext:value-type="float">
            <text:p>164.3655</text:p>
          </table:table-cell>
          <table:table-cell office:value-type="float" office:value="159.9567" calcext:value-type="float">
            <text:p>159.9567</text:p>
          </table:table-cell>
          <table:table-cell office:value-type="float" office:value="0.000000000001522" calcext:value-type="float">
            <text:p>1.522E-0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50.4219" calcext:value-type="float">
            <text:p>-50.4219</text:p>
          </table:table-cell>
          <table:table-cell office:value-type="float" office:value="-131.6016" calcext:value-type="float">
            <text:p>-131.6016</text:p>
          </table:table-cell>
          <table:table-cell office:value-type="float" office:value="-135.2626" calcext:value-type="float">
            <text:p>-135.2626</text:p>
          </table:table-cell>
          <table:table-cell office:value-type="float" office:value="-148.0864" calcext:value-type="float">
            <text:p>-148.0864</text:p>
          </table:table-cell>
          <table:table-cell office:value-type="float" office:value="-153.1746" calcext:value-type="float">
            <text:p>-153.1746</text:p>
          </table:table-cell>
          <table:table-cell office:value-type="float" office:value="-155.2947" calcext:value-type="float">
            <text:p>-155.2947</text:p>
          </table:table-cell>
          <table:table-cell office:value-type="float" office:value="-161.5611" calcext:value-type="float">
            <text:p>-161.5611</text:p>
          </table:table-cell>
          <table:table-cell office:value-type="float" office:value="-149.5762" calcext:value-type="float">
            <text:p>-149.5762</text:p>
          </table:table-cell>
          <table:table-cell office:value-type="float" office:value="-128.3655" calcext:value-type="float">
            <text:p>-128.3655</text:p>
          </table:table-cell>
          <table:table-cell office:value-type="float" office:value="-119.9567" calcext:value-type="float">
            <text:p>-119.9567</text:p>
          </table:table-cell>
          <table:table-cell office:value-type="float" office:value="-29.3548" calcext:value-type="float">
            <text:p>-29.3548</text:p>
          </table:table-cell>
          <table:table-cell office:value-type="float" office:value="-89.4672" calcext:value-type="float">
            <text:p>-89.4672</text:p>
          </table:table-cell>
          <table:table-cell office:value-type="float" office:value="-72.0611" calcext:value-type="float">
            <text:p>-72.0611</text:p>
          </table:table-cell>
          <table:table-cell office:value-type="float" office:value="-63.8177" calcext:value-type="float">
            <text:p>-63.8177</text:p>
          </table:table-cell>
          <table:table-cell office:value-type="float" office:value="-47.8387" calcext:value-type="float">
            <text:p>-47.8387</text:p>
          </table:table-cell>
          <table:table-cell office:value-type="float" office:value="-28.8916" calcext:value-type="float">
            <text:p>-28.8916</text:p>
          </table:table-cell>
          <table:table-cell office:value-type="float" office:value="-14.0908" calcext:value-type="float">
            <text:p>-14.0908</text:p>
          </table:table-cell>
          <table:table-cell office:value-type="float" office:value="18.9612" calcext:value-type="float">
            <text:p>18.9612</text:p>
          </table:table-cell>
          <table:table-cell office:value-type="float" office:value="61.2392" calcext:value-type="float">
            <text:p>61.2392</text:p>
          </table:table-cell>
          <table:table-cell office:value-type="float" office:value="90.7151" calcext:value-type="float">
            <text:p>90.7151</text:p>
          </table:table-cell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119518.2189" calcext:value-type="float">
            <text:p>119518.2189</text:p>
          </table:table-cell>
          <table:table-cell office:value-type="float" office:value="1" calcext:value-type="float">
            <text:p>1</text:p>
          </table:table-cell>
          <table:table-cell office:value-type="float" office:value="99780.6926" calcext:value-type="float">
            <text:p>99780.6926</text:p>
          </table:table-cell>
          <table:table-cell office:value-type="float" office:value="101" calcext:value-type="float">
            <text:p>101</text:p>
          </table:table-cell>
          <table:table-cell office:value-type="float" office:value="99787.7996" calcext:value-type="float">
            <text:p>99787.7996</text:p>
          </table:table-cell>
          <table:table-cell office:value-type="float" office:value="99738.5194" calcext:value-type="float">
            <text:p>99738.5194</text:p>
          </table:table-cell>
          <table:table-cell office:value-type="float" office:value="99721.8175" calcext:value-type="float">
            <text:p>99721.8175</text:p>
          </table:table-cell>
          <table:table-cell office:value-type="float" office:value="99733.713" calcext:value-type="float">
            <text:p>99733.713</text:p>
          </table:table-cell>
          <table:table-cell office:value-type="float" office:value="99752.672" calcext:value-type="float">
            <text:p>99752.672</text:p>
          </table:table-cell>
          <table:table-cell office:value-type="float" office:value="99760.406" calcext:value-type="float">
            <text:p>99760.406</text:p>
          </table:table-cell>
          <table:table-cell office:value-type="float" office:value="99759.5102" calcext:value-type="float">
            <text:p>99759.5102</text:p>
          </table:table-cell>
          <table:table-cell office:value-type="float" office:value="99763.0704" calcext:value-type="float">
            <text:p>99763.0704</text:p>
          </table:table-cell>
          <table:table-cell office:value-type="float" office:value="99767.0576" calcext:value-type="float">
            <text:p>99767.0576</text:p>
          </table:table-cell>
          <table:table-cell office:value-type="float" office:value="99776.5733" calcext:value-type="float">
            <text:p>99776.5733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-7.107" calcext:value-type="float">
            <text:p>-7.107</text:p>
          </table:table-cell>
          <table:table-cell office:value-type="float" office:value="42.1731" calcext:value-type="float">
            <text:p>42.1731</text:p>
          </table:table-cell>
          <table:table-cell office:value-type="float" office:value="58.875" calcext:value-type="float">
            <text:p>58.875</text:p>
          </table:table-cell>
          <table:table-cell office:value-type="float" office:value="46.9796" calcext:value-type="float">
            <text:p>46.9796</text:p>
          </table:table-cell>
          <table:table-cell office:value-type="float" office:value="28.0206" calcext:value-type="float">
            <text:p>28.0206</text:p>
          </table:table-cell>
          <table:table-cell office:value-type="float" office:value="20.2865" calcext:value-type="float">
            <text:p>20.2865</text:p>
          </table:table-cell>
          <table:table-cell office:value-type="float" office:value="21.1823" calcext:value-type="float">
            <text:p>21.1823</text:p>
          </table:table-cell>
          <table:table-cell office:value-type="float" office:value="17.6222" calcext:value-type="float">
            <text:p>17.6222</text:p>
          </table:table-cell>
          <table:table-cell office:value-type="float" office:value="13.635" calcext:value-type="float">
            <text:p>13.635</text:p>
          </table:table-cell>
          <table:table-cell office:value-type="float" office:value="4.1192" calcext:value-type="float">
            <text:p>4.1192</text:p>
          </table:table-cell>
          <table:table-cell office:value-type="float" office:value="1" calcext:value-type="float">
            <text:p>1</text:p>
          </table:table-cell>
          <table:table-cell office:value-type="float" office:value="0.000000015359" calcext:value-type="float">
            <text:p>1.5359E-008</text:p>
          </table:table-cell>
          <table:table-cell office:value-type="float" office:value="0.000000000076157" calcext:value-type="float">
            <text:p>7.6157E-011</text:p>
          </table:table-cell>
          <table:table-cell office:value-type="float" office:value="0.00000015472" calcext:value-type="float">
            <text:p>1.5472E-007</text:p>
          </table:table-cell>
          <table:table-cell office:value-type="float" office:value="0.0017916" calcext:value-type="float">
            <text:p>0.0017916</text:p>
          </table:table-cell>
          <table:table-cell office:value-type="float" office:value="0.061857" calcext:value-type="float">
            <text:p>0.061857</text:p>
          </table:table-cell>
          <table:table-cell office:value-type="float" office:value="0.09705" calcext:value-type="float">
            <text:p>0.09705</text:p>
          </table:table-cell>
          <table:table-cell office:value-type="float" office:value="0.34648" calcext:value-type="float">
            <text:p>0.34648</text:p>
          </table:table-cell>
          <table:table-cell office:value-type="float" office:value="0.75256" calcext:value-type="float">
            <text:p>0.75256</text:p>
          </table:table-cell>
          <table:table-cell office:value-type="float" office:value="0.99994" calcext:value-type="float">
            <text:p>0.99994</text:p>
          </table:table-cell>
          <table:table-cell office:value-type="float" office:value="11.107" calcext:value-type="float">
            <text:p>11.107</text:p>
          </table:table-cell>
          <table:table-cell office:value-type="float" office:value="-34.1731" calcext:value-type="float">
            <text:p>-34.1731</text:p>
          </table:table-cell>
          <table:table-cell office:value-type="float" office:value="-46.875" calcext:value-type="float">
            <text:p>-46.875</text:p>
          </table:table-cell>
          <table:table-cell office:value-type="float" office:value="-30.9796" calcext:value-type="float">
            <text:p>-30.9796</text:p>
          </table:table-cell>
          <table:table-cell office:value-type="float" office:value="-8.0206" calcext:value-type="float">
            <text:p>-8.0206</text:p>
          </table:table-cell>
          <table:table-cell office:value-type="float" office:value="3.7135" calcext:value-type="float">
            <text:p>3.7135</text:p>
          </table:table-cell>
          <table:table-cell office:value-type="float" office:value="6.8177" calcext:value-type="float">
            <text:p>6.8177</text:p>
          </table:table-cell>
          <table:table-cell office:value-type="float" office:value="14.3778" calcext:value-type="float">
            <text:p>14.3778</text:p>
          </table:table-cell>
          <table:table-cell office:value-type="float" office:value="22.365" calcext:value-type="float">
            <text:p>22.365</text:p>
          </table:table-cell>
          <table:table-cell office:value-type="float" office:value="35.8808" calcext:value-type="float">
            <text:p>35.8808</text:p>
          </table:table-cell>
          <table:table-cell office:value-type="float" office:value="32.1742" calcext:value-type="float">
            <text:p>32.1742</text:p>
          </table:table-cell>
          <table:table-cell office:value-type="float" office:value="7.9612" calcext:value-type="float">
            <text:p>7.9612</text:p>
          </table:table-cell>
          <table:table-cell office:value-type="float" office:value="16.3265" calcext:value-type="float">
            <text:p>16.3265</text:p>
          </table:table-cell>
          <table:table-cell office:value-type="float" office:value="53.2892" calcext:value-type="float">
            <text:p>53.2892</text:p>
          </table:table-cell>
          <table:table-cell office:value-type="float" office:value="97.3154" calcext:value-type="float">
            <text:p>97.3154</text:p>
          </table:table-cell>
          <table:table-cell office:value-type="float" office:value="130.1166" calcext:value-type="float">
            <text:p>130.1166</text:p>
          </table:table-cell>
          <table:table-cell office:value-type="float" office:value="154.2879" calcext:value-type="float">
            <text:p>154.2879</text:p>
          </table:table-cell>
          <table:table-cell office:value-type="float" office:value="182.9153" calcext:value-type="float">
            <text:p>182.9153</text:p>
          </table:table-cell>
          <table:table-cell office:value-type="float" office:value="211.9696" calcext:value-type="float">
            <text:p>211.9696</text:p>
          </table:table-cell>
          <table:table-cell office:value-type="float" office:value="246.5526" calcext:value-type="float">
            <text:p>246.5526</text:p>
          </table:table-cell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63116.0797" calcext:value-type="float">
            <text:p>63116.0797</text:p>
          </table:table-cell>
          <table:table-cell office:value-type="float" office:value="1" calcext:value-type="float">
            <text:p>1</text:p>
          </table:table-cell>
          <table:table-cell office:value-type="float" office:value="60466.6169" calcext:value-type="float">
            <text:p>60466.6169</text:p>
          </table:table-cell>
          <table:table-cell office:value-type="float" office:value="101" calcext:value-type="float">
            <text:p>101</text:p>
          </table:table-cell>
          <table:table-cell office:value-type="float" office:value="60461.682" calcext:value-type="float">
            <text:p>60461.682</text:p>
          </table:table-cell>
          <table:table-cell office:value-type="float" office:value="60453.0867" calcext:value-type="float">
            <text:p>60453.0867</text:p>
          </table:table-cell>
          <table:table-cell office:value-type="float" office:value="60453.5238" calcext:value-type="float">
            <text:p>60453.5238</text:p>
          </table:table-cell>
          <table:table-cell office:value-type="float" office:value="60445.0223" calcext:value-type="float">
            <text:p>60445.0223</text:p>
          </table:table-cell>
          <table:table-cell office:value-type="float" office:value="60438.8871" calcext:value-type="float">
            <text:p>60438.8871</text:p>
          </table:table-cell>
          <table:table-cell office:value-type="float" office:value="60427.2005" calcext:value-type="float">
            <text:p>60427.2005</text:p>
          </table:table-cell>
          <table:table-cell office:value-type="float" office:value="60415.2946" calcext:value-type="float">
            <text:p>60415.2946</text:p>
          </table:table-cell>
          <table:table-cell office:value-type="float" office:value="60414.6558" calcext:value-type="float">
            <text:p>60414.6558</text:p>
          </table:table-cell>
          <table:table-cell office:value-type="float" office:value="60402.4366" calcext:value-type="float">
            <text:p>60402.4366</text:p>
          </table:table-cell>
          <table:table-cell office:value-type="float" office:value="60404.6473" calcext:value-type="float">
            <text:p>60404.6473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4.9349" calcext:value-type="float">
            <text:p>4.9349</text:p>
          </table:table-cell>
          <table:table-cell office:value-type="float" office:value="13.5302" calcext:value-type="float">
            <text:p>13.5302</text:p>
          </table:table-cell>
          <table:table-cell office:value-type="float" office:value="13.0932" calcext:value-type="float">
            <text:p>13.0932</text:p>
          </table:table-cell>
          <table:table-cell office:value-type="float" office:value="21.5946" calcext:value-type="float">
            <text:p>21.5946</text:p>
          </table:table-cell>
          <table:table-cell office:value-type="float" office:value="27.7298" calcext:value-type="float">
            <text:p>27.7298</text:p>
          </table:table-cell>
          <table:table-cell office:value-type="float" office:value="39.4164" calcext:value-type="float">
            <text:p>39.4164</text:p>
          </table:table-cell>
          <table:table-cell office:value-type="float" office:value="51.3223" calcext:value-type="float">
            <text:p>51.3223</text:p>
          </table:table-cell>
          <table:table-cell office:value-type="float" office:value="51.9611" calcext:value-type="float">
            <text:p>51.9611</text:p>
          </table:table-cell>
          <table:table-cell office:value-type="float" office:value="64.1803" calcext:value-type="float">
            <text:p>64.1803</text:p>
          </table:table-cell>
          <table:table-cell office:value-type="float" office:value="61.9696" calcext:value-type="float">
            <text:p>61.9696</text:p>
          </table:table-cell>
          <table:table-cell office:value-type="float" office:value="0.084802" calcext:value-type="float">
            <text:p>0.084802</text:p>
          </table:table-cell>
          <table:table-cell office:value-type="float" office:value="0.0089558" calcext:value-type="float">
            <text:p>0.0089558</text:p>
          </table:table-cell>
          <table:table-cell office:value-type="float" office:value="0.04158" calcext:value-type="float">
            <text:p>0.04158</text:p>
          </table:table-cell>
          <table:table-cell office:value-type="float" office:value="0.0057249" calcext:value-type="float">
            <text:p>0.0057249</text:p>
          </table:table-cell>
          <table:table-cell office:value-type="float" office:value="0.001994" calcext:value-type="float">
            <text:p>0.001994</text:p>
          </table:table-cell>
          <table:table-cell office:value-type="float" office:value="0.000089833" calcext:value-type="float">
            <text:p>0.000089833</text:p>
          </table:table-cell>
          <table:table-cell office:value-type="float" office:value="0.0000036604" calcext:value-type="float">
            <text:p>3.6604E-006</text:p>
          </table:table-cell>
          <table:table-cell office:value-type="float" office:value="0.000011113" calcext:value-type="float">
            <text:p>0.000011113</text:p>
          </table:table-cell>
          <table:table-cell office:value-type="float" office:value="0.00000042464" calcext:value-type="float">
            <text:p>4.2464E-007</text:p>
          </table:table-cell>
          <table:table-cell office:value-type="float" office:value="0.0000035147" calcext:value-type="float">
            <text:p>3.5147E-006</text:p>
          </table:table-cell>
          <table:table-cell office:value-type="float" office:value="-0.93488" calcext:value-type="float">
            <text:p>-0.93488</text:p>
          </table:table-cell>
          <table:table-cell office:value-type="float" office:value="-5.5302" calcext:value-type="float">
            <text:p>-5.5302</text:p>
          </table:table-cell>
          <table:table-cell office:value-type="float" office:value="-1.0932" calcext:value-type="float">
            <text:p>-1.0932</text:p>
          </table:table-cell>
          <table:table-cell office:value-type="float" office:value="-5.5946" calcext:value-type="float">
            <text:p>-5.5946</text:p>
          </table:table-cell>
          <table:table-cell office:value-type="float" office:value="-7.7298" calcext:value-type="float">
            <text:p>-7.7298</text:p>
          </table:table-cell>
          <table:table-cell office:value-type="float" office:value="-15.4164" calcext:value-type="float">
            <text:p>-15.4164</text:p>
          </table:table-cell>
          <table:table-cell office:value-type="float" office:value="-23.3223" calcext:value-type="float">
            <text:p>-23.3223</text:p>
          </table:table-cell>
          <table:table-cell office:value-type="float" office:value="-19.9611" calcext:value-type="float">
            <text:p>-19.9611</text:p>
          </table:table-cell>
          <table:table-cell office:value-type="float" office:value="-28.1803" calcext:value-type="float">
            <text:p>-28.1803</text:p>
          </table:table-cell>
          <table:table-cell office:value-type="float" office:value="-21.9696" calcext:value-type="float">
            <text:p>-21.9696</text:p>
          </table:table-cell>
          <table:table-cell office:value-type="float" office:value="20.1323" calcext:value-type="float">
            <text:p>20.1323</text:p>
          </table:table-cell>
          <table:table-cell office:value-type="float" office:value="36.6042" calcext:value-type="float">
            <text:p>36.6042</text:p>
          </table:table-cell>
          <table:table-cell office:value-type="float" office:value="62.1084" calcext:value-type="float">
            <text:p>62.1084</text:p>
          </table:table-cell>
          <table:table-cell office:value-type="float" office:value="78.6741" calcext:value-type="float">
            <text:p>78.6741</text:p>
          </table:table-cell>
          <table:table-cell office:value-type="float" office:value="97.6061" calcext:value-type="float">
            <text:p>97.6061</text:p>
          </table:table-cell>
          <table:table-cell office:value-type="float" office:value="110.9867" calcext:value-type="float">
            <text:p>110.9867</text:p>
          </table:table-cell>
          <table:table-cell office:value-type="float" office:value="124.1479" calcext:value-type="float">
            <text:p>124.1479</text:p>
          </table:table-cell>
          <table:table-cell office:value-type="float" office:value="148.5764" calcext:value-type="float">
            <text:p>148.5764</text:p>
          </table:table-cell>
          <table:table-cell office:value-type="float" office:value="161.4244" calcext:value-type="float">
            <text:p>161.4244</text:p>
          </table:table-cell>
          <table:table-cell office:value-type="float" office:value="188.7022" calcext:value-type="float">
            <text:p>188.7022</text:p>
          </table:table-cell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79431.332" calcext:value-type="float">
            <text:p>79431.332</text:p>
          </table:table-cell>
          <table:table-cell office:value-type="float" office:value="1" calcext:value-type="float">
            <text:p>1</text:p>
          </table:table-cell>
          <table:table-cell office:value-type="float" office:value="71264.015" calcext:value-type="float">
            <text:p>71264.015</text:p>
          </table:table-cell>
          <table:table-cell office:value-type="float" office:value="101" calcext:value-type="float">
            <text:p>101</text:p>
          </table:table-cell>
          <table:table-cell office:value-type="float" office:value="71254.7701" calcext:value-type="float">
            <text:p>71254.7701</text:p>
          </table:table-cell>
          <table:table-cell office:value-type="float" office:value="71203.7293" calcext:value-type="float">
            <text:p>71203.7293</text:p>
          </table:table-cell>
          <table:table-cell office:value-type="float" office:value="71191.0164" calcext:value-type="float">
            <text:p>71191.0164</text:p>
          </table:table-cell>
          <table:table-cell office:value-type="float" office:value="71175.6089" calcext:value-type="float">
            <text:p>71175.6089</text:p>
          </table:table-cell>
          <table:table-cell office:value-type="float" office:value="71152.5601" calcext:value-type="float">
            <text:p>71152.5601</text:p>
          </table:table-cell>
          <table:table-cell office:value-type="float" office:value="71135.5232" calcext:value-type="float">
            <text:p>71135.5232</text:p>
          </table:table-cell>
          <table:table-cell office:value-type="float" office:value="71113.7268" calcext:value-type="float">
            <text:p>71113.7268</text:p>
          </table:table-cell>
          <table:table-cell office:value-type="float" office:value="71109.029" calcext:value-type="float">
            <text:p>71109.029</text:p>
          </table:table-cell>
          <table:table-cell office:value-type="float" office:value="71110.2727" calcext:value-type="float">
            <text:p>71110.2727</text:p>
          </table:table-cell>
          <table:table-cell office:value-type="float" office:value="71111.6573" calcext:value-type="float">
            <text:p>71111.6573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9.2449" calcext:value-type="float">
            <text:p>9.2449</text:p>
          </table:table-cell>
          <table:table-cell office:value-type="float" office:value="60.2857" calcext:value-type="float">
            <text:p>60.2857</text:p>
          </table:table-cell>
          <table:table-cell office:value-type="float" office:value="72.9986" calcext:value-type="float">
            <text:p>72.9986</text:p>
          </table:table-cell>
          <table:table-cell office:value-type="float" office:value="88.4061" calcext:value-type="float">
            <text:p>88.4061</text:p>
          </table:table-cell>
          <table:table-cell office:value-type="float" office:value="111.4549" calcext:value-type="float">
            <text:p>111.4549</text:p>
          </table:table-cell>
          <table:table-cell office:value-type="float" office:value="128.4918" calcext:value-type="float">
            <text:p>128.4918</text:p>
          </table:table-cell>
          <table:table-cell office:value-type="float" office:value="150.2882" calcext:value-type="float">
            <text:p>150.2882</text:p>
          </table:table-cell>
          <table:table-cell office:value-type="float" office:value="154.9861" calcext:value-type="float">
            <text:p>154.9861</text:p>
          </table:table-cell>
          <table:table-cell office:value-type="float" office:value="153.7423" calcext:value-type="float">
            <text:p>153.7423</text:p>
          </table:table-cell>
          <table:table-cell office:value-type="float" office:value="152.3577" calcext:value-type="float">
            <text:p>152.3577</text:p>
          </table:table-cell>
          <table:table-cell office:value-type="float" office:value="0.0098288" calcext:value-type="float">
            <text:p>0.0098288</text:p>
          </table:table-cell>
          <table:table-cell office:value-type="float" office:value="0.0000000000025263" calcext:value-type="float">
            <text:p>2.5263E-012</text:p>
          </table:table-cell>
          <table:table-cell office:value-type="float" office:value="0.000000000000099032" calcext:value-type="float">
            <text:p>9.9032E-014</text:p>
          </table:table-cell>
          <table:table-cell office:value-type="float" office:value="9.992E-016" calcext:value-type="float">
            <text:p>9.992E-0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.2449" calcext:value-type="float">
            <text:p>-5.2449</text:p>
          </table:table-cell>
          <table:table-cell office:value-type="float" office:value="-52.2857" calcext:value-type="float">
            <text:p>-52.2857</text:p>
          </table:table-cell>
          <table:table-cell office:value-type="float" office:value="-60.9986" calcext:value-type="float">
            <text:p>-60.9986</text:p>
          </table:table-cell>
          <table:table-cell office:value-type="float" office:value="-72.4061" calcext:value-type="float">
            <text:p>-72.4061</text:p>
          </table:table-cell>
          <table:table-cell office:value-type="float" office:value="-91.4549" calcext:value-type="float">
            <text:p>-91.4549</text:p>
          </table:table-cell>
          <table:table-cell office:value-type="float" office:value="-104.4918" calcext:value-type="float">
            <text:p>-104.4918</text:p>
          </table:table-cell>
          <table:table-cell office:value-type="float" office:value="-122.2882" calcext:value-type="float">
            <text:p>-122.2882</text:p>
          </table:table-cell>
          <table:table-cell office:value-type="float" office:value="-122.9861" calcext:value-type="float">
            <text:p>-122.9861</text:p>
          </table:table-cell>
          <table:table-cell office:value-type="float" office:value="-117.7423" calcext:value-type="float">
            <text:p>-117.7423</text:p>
          </table:table-cell>
          <table:table-cell office:value-type="float" office:value="-112.3577" calcext:value-type="float">
            <text:p>-112.3577</text:p>
          </table:table-cell>
          <table:table-cell office:value-type="float" office:value="15.8223" calcext:value-type="float">
            <text:p>15.8223</text:p>
          </table:table-cell>
          <table:table-cell office:value-type="float" office:value="-10.1514" calcext:value-type="float">
            <text:p>-10.1514</text:p>
          </table:table-cell>
          <table:table-cell office:value-type="float" office:value="2.203" calcext:value-type="float">
            <text:p>2.203</text:p>
          </table:table-cell>
          <table:table-cell office:value-type="float" office:value="11.8626" calcext:value-type="float">
            <text:p>11.8626</text:p>
          </table:table-cell>
          <table:table-cell office:value-type="float" office:value="13.881" calcext:value-type="float">
            <text:p>13.881</text:p>
          </table:table-cell>
          <table:table-cell office:value-type="float" office:value="21.9113" calcext:value-type="float">
            <text:p>21.9113</text:p>
          </table:table-cell>
          <table:table-cell office:value-type="float" office:value="25.1821" calcext:value-type="float">
            <text:p>25.1821</text:p>
          </table:table-cell>
          <table:table-cell office:value-type="float" office:value="45.5514" calcext:value-type="float">
            <text:p>45.5514</text:p>
          </table:table-cell>
          <table:table-cell office:value-type="float" office:value="71.8623" calcext:value-type="float">
            <text:p>71.8623</text:p>
          </table:table-cell>
          <table:table-cell office:value-type="float" office:value="98.3141" calcext:value-type="float">
            <text:p>98.3141</text:p>
          </table:table-cell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60914.3769" calcext:value-type="float">
            <text:p>60914.3769</text:p>
          </table:table-cell>
          <table:table-cell office:value-type="float" office:value="1" calcext:value-type="float">
            <text:p>1</text:p>
          </table:table-cell>
          <table:table-cell office:value-type="float" office:value="57023.156" calcext:value-type="float">
            <text:p>57023.156</text:p>
          </table:table-cell>
          <table:table-cell office:value-type="float" office:value="101" calcext:value-type="float">
            <text:p>101</text:p>
          </table:table-cell>
          <table:table-cell office:value-type="float" office:value="57032.3456" calcext:value-type="float">
            <text:p>57032.3456</text:p>
          </table:table-cell>
          <table:table-cell office:value-type="float" office:value="57037.4468" calcext:value-type="float">
            <text:p>57037.4468</text:p>
          </table:table-cell>
          <table:table-cell office:value-type="float" office:value="57027.5037" calcext:value-type="float">
            <text:p>57027.5037</text:p>
          </table:table-cell>
          <table:table-cell office:value-type="float" office:value="57022.1053" calcext:value-type="float">
            <text:p>57022.1053</text:p>
          </table:table-cell>
          <table:table-cell office:value-type="float" office:value="57007.6125" calcext:value-type="float">
            <text:p>57007.6125</text:p>
          </table:table-cell>
          <table:table-cell office:value-type="float" office:value="56993.6119" calcext:value-type="float">
            <text:p>56993.6119</text:p>
          </table:table-cell>
          <table:table-cell office:value-type="float" office:value="56984.2284" calcext:value-type="float">
            <text:p>56984.2284</text:p>
          </table:table-cell>
          <table:table-cell office:value-type="float" office:value="56979.3497" calcext:value-type="float">
            <text:p>56979.3497</text:p>
          </table:table-cell>
          <table:table-cell office:value-type="float" office:value="56979.7952" calcext:value-type="float">
            <text:p>56979.7952</text:p>
          </table:table-cell>
          <table:table-cell office:value-type="float" office:value="56984.5586" calcext:value-type="float">
            <text:p>56984.5586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-9.1896" calcext:value-type="float">
            <text:p>-9.1896</text:p>
          </table:table-cell>
          <table:table-cell office:value-type="float" office:value="-14.2909" calcext:value-type="float">
            <text:p>-14.2909</text:p>
          </table:table-cell>
          <table:table-cell office:value-type="float" office:value="-4.3477" calcext:value-type="float">
            <text:p>-4.3477</text:p>
          </table:table-cell>
          <table:table-cell office:value-type="float" office:value="1.0507" calcext:value-type="float">
            <text:p>1.0507</text:p>
          </table:table-cell>
          <table:table-cell office:value-type="float" office:value="15.5435" calcext:value-type="float">
            <text:p>15.5435</text:p>
          </table:table-cell>
          <table:table-cell office:value-type="float" office:value="29.5441" calcext:value-type="float">
            <text:p>29.5441</text:p>
          </table:table-cell>
          <table:table-cell office:value-type="float" office:value="38.9276" calcext:value-type="float">
            <text:p>38.9276</text:p>
          </table:table-cell>
          <table:table-cell office:value-type="float" office:value="43.8063" calcext:value-type="float">
            <text:p>43.8063</text:p>
          </table:table-cell>
          <table:table-cell office:value-type="float" office:value="43.3608" calcext:value-type="float">
            <text:p>43.3608</text:p>
          </table:table-cell>
          <table:table-cell office:value-type="float" office:value="38.5973" calcext:value-type="float">
            <text:p>38.59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791" calcext:value-type="float">
            <text:p>0.99791</text:p>
          </table:table-cell>
          <table:table-cell office:value-type="float" office:value="0.11347" calcext:value-type="float">
            <text:p>0.11347</text:p>
          </table:table-cell>
          <table:table-cell office:value-type="float" office:value="0.0032689" calcext:value-type="float">
            <text:p>0.0032689</text:p>
          </table:table-cell>
          <table:table-cell office:value-type="float" office:value="0.00037424" calcext:value-type="float">
            <text:p>0.00037424</text:p>
          </table:table-cell>
          <table:table-cell office:value-type="float" office:value="0.00021108" calcext:value-type="float">
            <text:p>0.00021108</text:p>
          </table:table-cell>
          <table:table-cell office:value-type="float" office:value="0.00071141" calcext:value-type="float">
            <text:p>0.00071141</text:p>
          </table:table-cell>
          <table:table-cell office:value-type="float" office:value="0.0074791" calcext:value-type="float">
            <text:p>0.0074791</text:p>
          </table:table-cell>
          <table:table-cell office:value-type="float" office:value="13.1896" calcext:value-type="float">
            <text:p>13.1896</text:p>
          </table:table-cell>
          <table:table-cell office:value-type="float" office:value="22.2909" calcext:value-type="float">
            <text:p>22.2909</text:p>
          </table:table-cell>
          <table:table-cell office:value-type="float" office:value="16.3477" calcext:value-type="float">
            <text:p>16.3477</text:p>
          </table:table-cell>
          <table:table-cell office:value-type="float" office:value="14.9493" calcext:value-type="float">
            <text:p>14.9493</text:p>
          </table:table-cell>
          <table:table-cell office:value-type="float" office:value="4.4565" calcext:value-type="float">
            <text:p>4.4565</text:p>
          </table:table-cell>
          <table:table-cell office:value-type="float" office:value="-5.5441" calcext:value-type="float">
            <text:p>-5.5441</text:p>
          </table:table-cell>
          <table:table-cell office:value-type="float" office:value="-10.9276" calcext:value-type="float">
            <text:p>-10.9276</text:p>
          </table:table-cell>
          <table:table-cell office:value-type="float" office:value="-11.8063" calcext:value-type="float">
            <text:p>-11.8063</text:p>
          </table:table-cell>
          <table:table-cell office:value-type="float" office:value="-7.3608" calcext:value-type="float">
            <text:p>-7.3608</text:p>
          </table:table-cell>
          <table:table-cell office:value-type="float" office:value="1.4027" calcext:value-type="float">
            <text:p>1.4027</text:p>
          </table:table-cell>
          <table:table-cell office:value-type="float" office:value="34.2568" calcext:value-type="float">
            <text:p>34.2568</text:p>
          </table:table-cell>
          <table:table-cell office:value-type="float" office:value="64.4252" calcext:value-type="float">
            <text:p>64.4252</text:p>
          </table:table-cell>
          <table:table-cell office:value-type="float" office:value="79.5492" calcext:value-type="float">
            <text:p>79.5492</text:p>
          </table:table-cell>
          <table:table-cell office:value-type="float" office:value="99.218" calcext:value-type="float">
            <text:p>99.218</text:p>
          </table:table-cell>
          <table:table-cell office:value-type="float" office:value="109.7924" calcext:value-type="float">
            <text:p>109.7924</text:p>
          </table:table-cell>
          <table:table-cell office:value-type="float" office:value="120.859" calcext:value-type="float">
            <text:p>120.859</text:p>
          </table:table-cell>
          <table:table-cell office:value-type="float" office:value="136.5427" calcext:value-type="float">
            <text:p>136.5427</text:p>
          </table:table-cell>
          <table:table-cell office:value-type="float" office:value="156.7312" calcext:value-type="float">
            <text:p>156.7312</text:p>
          </table:table-cell>
          <table:table-cell office:value-type="float" office:value="182.2438" calcext:value-type="float">
            <text:p>182.2438</text:p>
          </table:table-cell>
          <table:table-cell office:value-type="float" office:value="212.0745" calcext:value-type="float">
            <text:p>212.07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743.0922" calcext:value-type="float">
            <text:p>50743.0922</text:p>
          </table:table-cell>
          <table:table-cell office:value-type="float" office:value="1" calcext:value-type="float">
            <text:p>1</text:p>
          </table:table-cell>
          <table:table-cell office:value-type="float" office:value="43593.9716" calcext:value-type="float">
            <text:p>43593.9716</text:p>
          </table:table-cell>
          <table:table-cell office:value-type="float" office:value="101" calcext:value-type="float">
            <text:p>101</text:p>
          </table:table-cell>
          <table:table-cell office:value-type="float" office:value="43581.6178" calcext:value-type="float">
            <text:p>43581.6178</text:p>
          </table:table-cell>
          <table:table-cell office:value-type="float" office:value="43586.4686" calcext:value-type="float">
            <text:p>43586.4686</text:p>
          </table:table-cell>
          <table:table-cell office:value-type="float" office:value="43587.3018" calcext:value-type="float">
            <text:p>43587.3018</text:p>
          </table:table-cell>
          <table:table-cell office:value-type="float" office:value="43591.9366" calcext:value-type="float">
            <text:p>43591.9366</text:p>
          </table:table-cell>
          <table:table-cell office:value-type="float" office:value="43604.5036" calcext:value-type="float">
            <text:p>43604.5036</text:p>
          </table:table-cell>
          <table:table-cell office:value-type="float" office:value="43614.1912" calcext:value-type="float">
            <text:p>43614.1912</text:p>
          </table:table-cell>
          <table:table-cell office:value-type="float" office:value="43617.343" calcext:value-type="float">
            <text:p>43617.343</text:p>
          </table:table-cell>
          <table:table-cell office:value-type="float" office:value="43614.0294" calcext:value-type="float">
            <text:p>43614.0294</text:p>
          </table:table-cell>
          <table:table-cell office:value-type="float" office:value="43614.9185" calcext:value-type="float">
            <text:p>43614.9185</text:p>
          </table:table-cell>
          <table:table-cell office:value-type="float" office:value="43619.006" calcext:value-type="float">
            <text:p>43619.006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.3538" calcext:value-type="float">
            <text:p>12.3538</text:p>
          </table:table-cell>
          <table:table-cell office:value-type="float" office:value="7.503" calcext:value-type="float">
            <text:p>7.503</text:p>
          </table:table-cell>
          <table:table-cell office:value-type="float" office:value="6.6698" calcext:value-type="float">
            <text:p>6.6698</text:p>
          </table:table-cell>
          <table:table-cell office:value-type="float" office:value="2.035" calcext:value-type="float">
            <text:p>2.035</text:p>
          </table:table-cell>
          <table:table-cell office:value-type="float" office:value="-10.532" calcext:value-type="float">
            <text:p>-10.532</text:p>
          </table:table-cell>
          <table:table-cell office:value-type="float" office:value="-20.2196" calcext:value-type="float">
            <text:p>-20.2196</text:p>
          </table:table-cell>
          <table:table-cell office:value-type="float" office:value="-23.3714" calcext:value-type="float">
            <text:p>-23.3714</text:p>
          </table:table-cell>
          <table:table-cell office:value-type="float" office:value="-20.0578" calcext:value-type="float">
            <text:p>-20.0578</text:p>
          </table:table-cell>
          <table:table-cell office:value-type="float" office:value="-20.9469" calcext:value-type="float">
            <text:p>-20.9469</text:p>
          </table:table-cell>
          <table:table-cell office:value-type="float" office:value="-25.0344" calcext:value-type="float">
            <text:p>-25.0344</text:p>
          </table:table-cell>
          <table:table-cell office:value-type="float" office:value="0.0020769" calcext:value-type="float">
            <text:p>0.0020769</text:p>
          </table:table-cell>
          <table:table-cell office:value-type="float" office:value="0.11158" calcext:value-type="float">
            <text:p>0.11158</text:p>
          </table:table-cell>
          <table:table-cell office:value-type="float" office:value="0.35247" calcext:value-type="float">
            <text:p>0.35247</text:p>
          </table:table-cell>
          <table:table-cell office:value-type="float" office:value="0.97992" calcext:value-type="float">
            <text:p>0.9799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8.3538" calcext:value-type="float">
            <text:p>-8.3538</text:p>
          </table:table-cell>
          <table:table-cell office:value-type="float" office:value="0.49699" calcext:value-type="float">
            <text:p>0.49699</text:p>
          </table:table-cell>
          <table:table-cell office:value-type="float" office:value="5.3302" calcext:value-type="float">
            <text:p>5.3302</text:p>
          </table:table-cell>
          <table:table-cell office:value-type="float" office:value="13.965" calcext:value-type="float">
            <text:p>13.965</text:p>
          </table:table-cell>
          <table:table-cell office:value-type="float" office:value="30.532" calcext:value-type="float">
            <text:p>30.532</text:p>
          </table:table-cell>
          <table:table-cell office:value-type="float" office:value="44.2196" calcext:value-type="float">
            <text:p>44.2196</text:p>
          </table:table-cell>
          <table:table-cell office:value-type="float" office:value="51.3714" calcext:value-type="float">
            <text:p>51.3714</text:p>
          </table:table-cell>
          <table:table-cell office:value-type="float" office:value="52.0578" calcext:value-type="float">
            <text:p>52.0578</text:p>
          </table:table-cell>
          <table:table-cell office:value-type="float" office:value="56.9469" calcext:value-type="float">
            <text:p>56.9469</text:p>
          </table:table-cell>
          <table:table-cell office:value-type="float" office:value="65.0344" calcext:value-type="float">
            <text:p>65.0344</text:p>
          </table:table-cell>
          <table:table-cell office:value-type="float" office:value="12.7134" calcext:value-type="float">
            <text:p>12.7134</text:p>
          </table:table-cell>
          <table:table-cell office:value-type="float" office:value="42.6314" calcext:value-type="float">
            <text:p>42.6314</text:p>
          </table:table-cell>
          <table:table-cell office:value-type="float" office:value="68.5317" calcext:value-type="float">
            <text:p>68.5317</text:p>
          </table:table-cell>
          <table:table-cell office:value-type="float" office:value="98.2337" calcext:value-type="float">
            <text:p>98.2337</text:p>
          </table:table-cell>
          <table:table-cell office:value-type="float" office:value="135.8679" calcext:value-type="float">
            <text:p>135.8679</text:p>
          </table:table-cell>
          <table:table-cell office:value-type="float" office:value="170.6227" calcext:value-type="float">
            <text:p>170.6227</text:p>
          </table:table-cell>
          <table:table-cell office:value-type="float" office:value="198.8417" calcext:value-type="float">
            <text:p>198.8417</text:p>
          </table:table-cell>
          <table:table-cell office:value-type="float" office:value="220.5952" calcext:value-type="float">
            <text:p>220.5952</text:p>
          </table:table-cell>
          <table:table-cell office:value-type="float" office:value="246.5515" calcext:value-type="float">
            <text:p>246.5515</text:p>
          </table:table-cell>
          <table:table-cell office:value-type="float" office:value="275.7062" calcext:value-type="float">
            <text:p>275.7062</text:p>
          </table:table-cell>
        </table:table-row>
        <table:table-row table:style-name="ro1">
          <table:table-cell office:value-type="float" office:value="128.1" calcext:value-type="float">
            <text:p>128.1</text:p>
          </table:table-cell>
          <table:table-cell office:value-type="float" office:value="39042.8669" calcext:value-type="float">
            <text:p>39042.8669</text:p>
          </table:table-cell>
          <table:table-cell office:value-type="float" office:value="1" calcext:value-type="float">
            <text:p>1</text:p>
          </table:table-cell>
          <table:table-cell office:value-type="float" office:value="36220.6877" calcext:value-type="float">
            <text:p>36220.6877</text:p>
          </table:table-cell>
          <table:table-cell office:value-type="float" office:value="101" calcext:value-type="float">
            <text:p>101</text:p>
          </table:table-cell>
          <table:table-cell office:value-type="float" office:value="36194.1836" calcext:value-type="float">
            <text:p>36194.1836</text:p>
          </table:table-cell>
          <table:table-cell office:value-type="float" office:value="36179.3738" calcext:value-type="float">
            <text:p>36179.3738</text:p>
          </table:table-cell>
          <table:table-cell office:value-type="float" office:value="36163.2082" calcext:value-type="float">
            <text:p>36163.2082</text:p>
          </table:table-cell>
          <table:table-cell office:value-type="float" office:value="36173.9242" calcext:value-type="float">
            <text:p>36173.9242</text:p>
          </table:table-cell>
          <table:table-cell office:value-type="float" office:value="36182.1807" calcext:value-type="float">
            <text:p>36182.1807</text:p>
          </table:table-cell>
          <table:table-cell office:value-type="float" office:value="36192.2329" calcext:value-type="float">
            <text:p>36192.2329</text:p>
          </table:table-cell>
          <table:table-cell office:value-type="float" office:value="36193.4574" calcext:value-type="float">
            <text:p>36193.4574</text:p>
          </table:table-cell>
          <table:table-cell office:value-type="float" office:value="36187.769" calcext:value-type="float">
            <text:p>36187.769</text:p>
          </table:table-cell>
          <table:table-cell office:value-type="float" office:value="36181.1578" calcext:value-type="float">
            <text:p>36181.1578</text:p>
          </table:table-cell>
          <table:table-cell office:value-type="float" office:value="36174.8975" calcext:value-type="float">
            <text:p>36174.8975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26.5041" calcext:value-type="float">
            <text:p>26.5041</text:p>
          </table:table-cell>
          <table:table-cell office:value-type="float" office:value="41.3139" calcext:value-type="float">
            <text:p>41.3139</text:p>
          </table:table-cell>
          <table:table-cell office:value-type="float" office:value="57.4795" calcext:value-type="float">
            <text:p>57.4795</text:p>
          </table:table-cell>
          <table:table-cell office:value-type="float" office:value="46.7635" calcext:value-type="float">
            <text:p>46.7635</text:p>
          </table:table-cell>
          <table:table-cell office:value-type="float" office:value="38.5069" calcext:value-type="float">
            <text:p>38.5069</text:p>
          </table:table-cell>
          <table:table-cell office:value-type="float" office:value="28.4548" calcext:value-type="float">
            <text:p>28.4548</text:p>
          </table:table-cell>
          <table:table-cell office:value-type="float" office:value="27.2303" calcext:value-type="float">
            <text:p>27.2303</text:p>
          </table:table-cell>
          <table:table-cell office:value-type="float" office:value="32.9187" calcext:value-type="float">
            <text:p>32.9187</text:p>
          </table:table-cell>
          <table:table-cell office:value-type="float" office:value="39.5299" calcext:value-type="float">
            <text:p>39.5299</text:p>
          </table:table-cell>
          <table:table-cell office:value-type="float" office:value="45.7901" calcext:value-type="float">
            <text:p>45.7901</text:p>
          </table:table-cell>
          <table:table-cell office:value-type="float" office:value="0.0000017567" calcext:value-type="float">
            <text:p>1.7567E-006</text:p>
          </table:table-cell>
          <table:table-cell office:value-type="float" office:value="0.000000023142" calcext:value-type="float">
            <text:p>2.3142E-008</text:p>
          </table:table-cell>
          <table:table-cell office:value-type="float" office:value="0.00000000014609" calcext:value-type="float">
            <text:p>1.4609E-010</text:p>
          </table:table-cell>
          <table:table-cell office:value-type="float" office:value="0.00000017011" calcext:value-type="float">
            <text:p>1.7011E-007</text:p>
          </table:table-cell>
          <table:table-cell office:value-type="float" office:value="0.000030964" calcext:value-type="float">
            <text:p>0.000030964</text:p>
          </table:table-cell>
          <table:table-cell office:value-type="float" office:value="0.0047438" calcext:value-type="float">
            <text:p>0.0047438</text:p>
          </table:table-cell>
          <table:table-cell office:value-type="float" office:value="0.017968" calcext:value-type="float">
            <text:p>0.017968</text:p>
          </table:table-cell>
          <table:table-cell office:value-type="float" office:value="0.0075756" calcext:value-type="float">
            <text:p>0.0075756</text:p>
          </table:table-cell>
          <table:table-cell office:value-type="float" office:value="0.0024176" calcext:value-type="float">
            <text:p>0.0024176</text:p>
          </table:table-cell>
          <table:table-cell office:value-type="float" office:value="0.00086121" calcext:value-type="float">
            <text:p>0.00086121</text:p>
          </table:table-cell>
          <table:table-cell office:value-type="float" office:value="-22.5041" calcext:value-type="float">
            <text:p>-22.5041</text:p>
          </table:table-cell>
          <table:table-cell office:value-type="float" office:value="-33.3139" calcext:value-type="float">
            <text:p>-33.3139</text:p>
          </table:table-cell>
          <table:table-cell office:value-type="float" office:value="-45.4795" calcext:value-type="float">
            <text:p>-45.4795</text:p>
          </table:table-cell>
          <table:table-cell office:value-type="float" office:value="-30.7635" calcext:value-type="float">
            <text:p>-30.7635</text:p>
          </table:table-cell>
          <table:table-cell office:value-type="float" office:value="-18.5069" calcext:value-type="float">
            <text:p>-18.5069</text:p>
          </table:table-cell>
          <table:table-cell office:value-type="float" office:value="-4.4548" calcext:value-type="float">
            <text:p>-4.4548</text:p>
          </table:table-cell>
          <table:table-cell office:value-type="float" office:value="0.7697" calcext:value-type="float">
            <text:p>0.7697</text:p>
          </table:table-cell>
          <table:table-cell office:value-type="float" office:value="-0.91872" calcext:value-type="float">
            <text:p>-0.91872</text:p>
          </table:table-cell>
          <table:table-cell office:value-type="float" office:value="-3.5299" calcext:value-type="float">
            <text:p>-3.5299</text:p>
          </table:table-cell>
          <table:table-cell office:value-type="float" office:value="-5.7901" calcext:value-type="float">
            <text:p>-5.7901</text:p>
          </table:table-cell>
          <table:table-cell office:value-type="float" office:value="-1.4369" calcext:value-type="float">
            <text:p>-1.4369</text:p>
          </table:table-cell>
          <table:table-cell office:value-type="float" office:value="8.8205" calcext:value-type="float">
            <text:p>8.8205</text:p>
          </table:table-cell>
          <table:table-cell office:value-type="float" office:value="17.7221" calcext:value-type="float">
            <text:p>17.7221</text:p>
          </table:table-cell>
          <table:table-cell office:value-type="float" office:value="53.5052" calcext:value-type="float">
            <text:p>53.5052</text:p>
          </table:table-cell>
          <table:table-cell office:value-type="float" office:value="86.829" calcext:value-type="float">
            <text:p>86.829</text:p>
          </table:table-cell>
          <table:table-cell office:value-type="float" office:value="121.9483" calcext:value-type="float">
            <text:p>121.9483</text:p>
          </table:table-cell>
          <table:table-cell office:value-type="float" office:value="148.24" calcext:value-type="float">
            <text:p>148.24</text:p>
          </table:table-cell>
          <table:table-cell office:value-type="float" office:value="167.6187" calcext:value-type="float">
            <text:p>167.6187</text:p>
          </table:table-cell>
          <table:table-cell office:value-type="float" office:value="186.0747" calcext:value-type="float">
            <text:p>186.0747</text:p>
          </table:table-cell>
          <table:table-cell office:value-type="float" office:value="204.8817" calcext:value-type="float">
            <text:p>204.88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71" meta:object-count="0"/>
    <meta:generator>LibreOffice/4.2.7.2$Linux_X86_64 LibreOffice_project/420m0$Build-2</meta:generator>
  </office:meta>
</office:document-meta>
</file>